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Standard">
      <style:paragraph-properties fo:line-height="150%">
        <style:tab-stops/>
      </style:paragraph-properties>
      <style:text-properties officeooo:rsid="017bae37" officeooo:paragraph-rsid="017445b7" fo:background-color="transparent"/>
    </style:style>
    <style:style style:name="P5" style:family="paragraph" style:parent-style-name="Text_20_body">
      <style:paragraph-properties fo:line-height="150%">
        <style:tab-stops/>
      </style:paragraph-properties>
      <style:text-properties officeooo:rsid="017feec2" officeooo:paragraph-rsid="017feec2"/>
    </style:style>
    <style:style style:name="P6" style:family="paragraph" style:parent-style-name="Text_20_body">
      <style:paragraph-properties fo:line-height="150%">
        <style:tab-stops/>
      </style:paragraph-properties>
      <style:text-properties officeooo:rsid="017feec2" officeooo:paragraph-rsid="018db728" fo:background-color="#dedce6"/>
    </style:style>
    <style:style style:name="P7" style:family="paragraph" style:parent-style-name="Text_20_body">
      <style:paragraph-properties fo:line-height="150%"/>
      <style:text-properties officeooo:rsid="0140b29c" officeooo:paragraph-rsid="01e7df91" fo:background-color="#dedce6"/>
    </style:style>
    <style:style style:name="P8" style:family="paragraph" style:parent-style-name="Text_20_body">
      <style:paragraph-properties fo:line-height="150%">
        <style:tab-stops/>
      </style:paragraph-properties>
      <style:text-properties officeooo:rsid="0145efd6" officeooo:paragraph-rsid="018c3963" fo:background-color="#dedce6"/>
    </style:style>
    <style:style style:name="P9" style:family="paragraph" style:parent-style-name="Text_20_body">
      <style:paragraph-properties fo:line-height="150%"/>
      <style:text-properties fo:font-size="13pt" officeooo:rsid="0021a518" officeooo:paragraph-rsid="017fd336" fo:background-color="transparent" style:font-size-asian="13pt" style:font-size-complex="13pt"/>
    </style:style>
    <style:style style:name="P10" style:family="paragraph" style:parent-style-name="Text_20_body">
      <style:paragraph-properties fo:line-height="150%"/>
      <style:text-properties fo:font-size="13pt" officeooo:rsid="0021a518" officeooo:paragraph-rsid="00084b0c" fo:background-color="transparent" style:font-size-asian="13pt" style:font-size-complex="13pt"/>
    </style:style>
    <style:style style:name="P11" style:family="paragraph" style:parent-style-name="Text_20_body">
      <style:paragraph-properties fo:line-height="150%"/>
      <style:text-properties fo:font-size="13pt" officeooo:rsid="017fd336" officeooo:paragraph-rsid="017fd336" fo:background-color="transparent" style:font-size-asian="13pt" style:font-size-complex="13pt"/>
    </style:style>
    <style:style style:name="P12" style:family="paragraph" style:parent-style-name="Text_20_body">
      <style:paragraph-properties fo:line-height="150%">
        <style:tab-stops/>
      </style:paragraph-properties>
      <style:text-properties fo:font-size="13pt" officeooo:rsid="017feec2" officeooo:paragraph-rsid="01ea77f6" fo:background-color="transparent" style:font-size-asian="13pt" style:font-size-complex="13pt"/>
    </style:style>
    <style:style style:name="P13" style:family="paragraph" style:parent-style-name="Text_20_body">
      <style:paragraph-properties fo:line-height="150%"/>
      <style:text-properties fo:font-size="13pt" officeooo:paragraph-rsid="0095eceb" fo:background-color="transparent" style:font-size-asian="13pt" style:font-size-complex="13pt"/>
    </style:style>
    <style:style style:name="P14" style:family="paragraph" style:parent-style-name="Text_20_body">
      <style:paragraph-properties fo:line-height="150%"/>
      <style:text-properties fo:font-size="13pt" officeooo:paragraph-rsid="00915906" fo:background-color="transparent" style:font-size-asian="13pt" style:font-size-complex="13pt"/>
    </style:style>
    <style:style style:name="P15" style:family="paragraph" style:parent-style-name="Text_20_body">
      <style:paragraph-properties fo:line-height="150%"/>
      <style:text-properties fo:font-size="13pt" officeooo:paragraph-rsid="01c95c5d" fo:background-color="transparent" style:font-size-asian="13pt" style:font-size-complex="13pt"/>
    </style:style>
    <style:style style:name="P16" style:family="paragraph" style:parent-style-name="Text_20_body">
      <style:paragraph-properties fo:line-height="150%"/>
      <style:text-properties fo:font-size="13pt" officeooo:paragraph-rsid="00084b0c" fo:background-color="transparent" style:font-size-asian="13pt" style:font-size-complex="13pt"/>
    </style:style>
    <style:style style:name="P17" style:family="paragraph" style:parent-style-name="Text_20_body">
      <style:paragraph-properties fo:line-height="150%"/>
      <style:text-properties fo:font-size="13pt" officeooo:rsid="00c36f50" officeooo:paragraph-rsid="00084b0c" fo:background-color="transparent" style:font-size-asian="13pt" style:font-size-complex="13pt"/>
    </style:style>
    <style:style style:name="P18" style:family="paragraph" style:parent-style-name="Text_20_body">
      <style:paragraph-properties fo:line-height="150%">
        <style:tab-stops/>
      </style:paragraph-properties>
      <style:text-properties fo:font-size="13pt" officeooo:rsid="0191bbb9" officeooo:paragraph-rsid="0191bbb9" fo:background-color="transparent" style:font-size-asian="13pt" style:font-size-complex="13pt"/>
    </style:style>
    <style:style style:name="P19" style:family="paragraph" style:parent-style-name="Text_20_body">
      <style:paragraph-properties fo:line-height="150%"/>
      <style:text-properties fo:font-size="13pt" officeooo:paragraph-rsid="00084b0c" style:font-size-asian="13pt" style:font-size-complex="13pt"/>
    </style:style>
    <style:style style:name="P20" style:family="paragraph" style:parent-style-name="Text_20_body">
      <style:paragraph-properties fo:line-height="150%"/>
      <style:text-properties fo:font-size="13pt" officeooo:paragraph-rsid="002c25a3" style:font-size-asian="13pt" style:font-size-complex="13pt"/>
    </style:style>
    <style:style style:name="P21" style:family="paragraph" style:parent-style-name="Text_20_body">
      <style:paragraph-properties fo:line-height="150%"/>
      <style:text-properties fo:font-size="13pt" officeooo:paragraph-rsid="00b7f56e" style:font-size-asian="13pt" style:font-size-complex="13pt"/>
    </style:style>
    <style:style style:name="P22" style:family="paragraph" style:parent-style-name="Text_20_body">
      <style:paragraph-properties fo:line-height="150%">
        <style:tab-stops/>
      </style:paragraph-properties>
      <style:text-properties fo:font-size="13pt" officeooo:paragraph-rsid="01a2c3c9" style:font-size-asian="13pt" style:font-size-complex="13pt"/>
    </style:style>
    <style:style style:name="P23" style:family="paragraph" style:parent-style-name="Text_20_body">
      <style:paragraph-properties fo:line-height="150%">
        <style:tab-stops/>
      </style:paragraph-properties>
      <style:text-properties fo:font-size="13pt" officeooo:paragraph-rsid="01c4fee6" style:font-size-asian="13pt" style:font-size-complex="13pt"/>
    </style:style>
    <style:style style:name="P24" style:family="paragraph" style:parent-style-name="Text_20_body">
      <style:paragraph-properties fo:line-height="150%">
        <style:tab-stops/>
      </style:paragraph-properties>
      <style:text-properties fo:font-size="13pt" officeooo:paragraph-rsid="01cf161b" style:font-size-asian="13pt" style:font-size-complex="13pt"/>
    </style:style>
    <style:style style:name="P25" style:family="paragraph" style:parent-style-name="Text_20_body">
      <style:paragraph-properties fo:line-height="150%">
        <style:tab-stops/>
      </style:paragraph-properties>
      <style:text-properties fo:font-size="13pt" officeooo:paragraph-rsid="020497be" style:font-size-asian="13pt" style:font-size-complex="13pt"/>
    </style:style>
    <style:style style:name="P26" style:family="paragraph" style:parent-style-name="Text_20_body">
      <style:paragraph-properties fo:line-height="150%">
        <style:tab-stops/>
      </style:paragraph-properties>
      <style:text-properties fo:font-size="13pt" officeooo:paragraph-rsid="0219c56d" style:font-size-asian="13pt" style:font-size-complex="13pt"/>
    </style:style>
    <style:style style:name="P27" style:family="paragraph" style:parent-style-name="Text_20_body">
      <style:paragraph-properties fo:line-height="150%">
        <style:tab-stops/>
      </style:paragraph-properties>
      <style:text-properties fo:font-size="13pt" officeooo:paragraph-rsid="02295755" style:font-size-asian="13pt" style:font-size-complex="13pt"/>
    </style:style>
    <style:style style:name="P28" style:family="paragraph" style:parent-style-name="Text_20_body">
      <style:paragraph-properties fo:line-height="150%">
        <style:tab-stops/>
      </style:paragraph-properties>
      <style:text-properties fo:font-size="13pt" officeooo:paragraph-rsid="028f5437" style:font-size-asian="13pt" style:font-size-complex="13pt"/>
    </style:style>
    <style:style style:name="P29" style:family="paragraph" style:parent-style-name="Text_20_body">
      <style:paragraph-properties fo:line-height="150%">
        <style:tab-stops/>
      </style:paragraph-properties>
      <style:text-properties fo:font-size="13pt" officeooo:paragraph-rsid="028dc0a3" style:font-size-asian="13pt" style:font-size-complex="13pt"/>
    </style:style>
    <style:style style:name="P30" style:family="paragraph" style:parent-style-name="Text_20_body">
      <style:paragraph-properties fo:line-height="150%"/>
      <style:text-properties fo:font-size="13pt" officeooo:paragraph-rsid="028dc0a3" style:font-size-asian="13pt" style:font-size-complex="13pt"/>
    </style:style>
    <style:style style:name="P31" style:family="paragraph" style:parent-style-name="Text_20_body">
      <style:paragraph-properties fo:line-height="150%"/>
      <style:text-properties fo:font-size="13pt" officeooo:paragraph-rsid="02b58094" style:font-size-asian="13pt" style:font-size-complex="13pt"/>
    </style:style>
    <style:style style:name="P32" style:family="paragraph" style:parent-style-name="Text_20_body">
      <style:paragraph-properties fo:line-height="150%"/>
      <style:text-properties fo:font-size="13pt" officeooo:paragraph-rsid="027e31b7" style:font-size-asian="13pt" style:font-size-complex="13pt"/>
    </style:style>
    <style:style style:name="P33" style:family="paragraph" style:parent-style-name="Text_20_body">
      <style:paragraph-properties fo:line-height="150%">
        <style:tab-stops/>
      </style:paragraph-properties>
      <style:text-properties fo:font-size="13pt" officeooo:rsid="020c526f" officeooo:paragraph-rsid="020c526f" style:font-size-asian="13pt" style:font-size-complex="13pt"/>
    </style:style>
    <style:style style:name="P34" style:family="paragraph" style:parent-style-name="Text_20_body">
      <style:paragraph-properties fo:line-height="150%">
        <style:tab-stops/>
      </style:paragraph-properties>
      <style:text-properties fo:font-size="13pt" officeooo:rsid="0225add9" officeooo:paragraph-rsid="0225add9" style:font-size-asian="13pt" style:font-size-complex="13pt"/>
    </style:style>
    <style:style style:name="P35" style:family="paragraph" style:parent-style-name="Text_20_body">
      <style:paragraph-properties fo:line-height="150%"/>
      <style:text-properties fo:font-size="13pt" fo:font-style="normal" officeooo:rsid="01c974c6" officeooo:paragraph-rsid="028dc0a3" style:font-size-asian="13pt" style:font-style-asian="normal" style:font-size-complex="13pt" style:font-style-complex="normal"/>
    </style:style>
    <style:style style:name="P36" style:family="paragraph" style:parent-style-name="Text_20_body">
      <style:paragraph-properties fo:line-height="150%"/>
      <style:text-properties fo:font-size="13pt" fo:font-style="normal" officeooo:rsid="01c577bd" officeooo:paragraph-rsid="028dc0a3" style:font-size-asian="13pt" style:font-style-asian="normal" style:font-size-complex="13pt" style:font-style-complex="normal"/>
    </style:style>
    <style:style style:name="P37" style:family="paragraph" style:parent-style-name="Text_20_body">
      <style:paragraph-properties fo:line-height="150%">
        <style:tab-stops/>
      </style:paragraph-properties>
      <style:text-properties fo:font-size="13pt" fo:font-style="normal" officeooo:rsid="01cb6dc1" officeooo:paragraph-rsid="028dc0a3" style:font-size-asian="13pt" style:font-style-asian="normal" style:font-size-complex="13pt" style:font-style-complex="normal"/>
    </style:style>
    <style:style style:name="P38" style:family="paragraph" style:parent-style-name="Text_20_body">
      <style:paragraph-properties fo:line-height="150%"/>
      <style:text-properties fo:font-size="13pt" fo:font-style="normal" officeooo:rsid="01cfd0ad" officeooo:paragraph-rsid="00084b0c" style:font-size-asian="13pt" style:font-style-asian="normal" style:font-size-complex="13pt" style:font-style-complex="normal"/>
    </style:style>
    <style:style style:name="P39" style:family="paragraph" style:parent-style-name="Text_20_body">
      <style:paragraph-properties fo:line-height="150%"/>
      <style:text-properties fo:font-size="13pt" fo:font-style="normal" officeooo:rsid="01d429dc" officeooo:paragraph-rsid="0084211f" style:font-size-asian="13pt" style:font-style-asian="normal" style:font-size-complex="13pt" style:font-style-complex="normal"/>
    </style:style>
    <style:style style:name="P40" style:family="paragraph" style:parent-style-name="Text_20_body" style:master-page-name="">
      <style:paragraph-properties fo:line-height="150%" style:page-number="auto">
        <style:tab-stops/>
      </style:paragraph-properties>
      <style:text-properties fo:font-size="13pt" officeooo:paragraph-rsid="01a0476c" style:font-size-asian="13pt" style:font-size-complex="13pt"/>
    </style:style>
    <style:style style:name="P41" style:family="paragraph" style:parent-style-name="Text_20_body">
      <style:paragraph-properties fo:margin-top="0cm" fo:margin-bottom="0cm" loext:contextual-spacing="false" fo:line-height="150%" fo:break-before="page">
        <style:tab-stops/>
      </style:paragraph-properties>
      <style:text-properties fo:font-size="13pt" officeooo:paragraph-rsid="00084b0c" style:font-size-asian="13pt" style:font-size-complex="13pt"/>
    </style:style>
    <style:style style:name="P42" style:family="paragraph" style:parent-style-name="Text_20_body">
      <style:paragraph-properties fo:margin-top="0cm" fo:margin-bottom="0cm" loext:contextual-spacing="false" fo:line-height="150%">
        <style:tab-stops/>
      </style:paragraph-properties>
      <style:text-properties fo:font-size="13pt" officeooo:paragraph-rsid="00084b0c" style:font-size-asian="13pt" style:font-size-complex="13pt"/>
    </style:style>
    <style:style style:name="P43" style:family="paragraph" style:parent-style-name="Heading_20_2" style:list-style-name="">
      <style:paragraph-properties fo:line-height="150%"/>
      <style:text-properties officeooo:paragraph-rsid="02c392d7"/>
    </style:style>
    <style:style style:name="P44" style:family="paragraph" style:parent-style-name="Heading_20_2" style:master-page-name="">
      <style:paragraph-properties fo:line-height="150%" style:page-number="auto" fo:break-before="page"/>
      <style:text-properties officeooo:paragraph-rsid="00084b0c"/>
    </style:style>
    <style:style style:name="P45" style:family="paragraph" style:parent-style-name="Heading_20_2">
      <style:paragraph-properties fo:line-height="150%" fo:break-before="page"/>
      <style:text-properties officeooo:paragraph-rsid="02c392d7"/>
    </style:style>
    <style:style style:name="P46" style:family="paragraph" style:parent-style-name="Standard">
      <style:paragraph-properties fo:line-height="150%">
        <style:tab-stops/>
      </style:paragraph-properties>
      <style:text-properties officeooo:paragraph-rsid="0175eb5a"/>
    </style:style>
    <style:style style:name="P47" style:family="paragraph" style:parent-style-name="Standard">
      <style:paragraph-properties fo:line-height="150%">
        <style:tab-stops/>
      </style:paragraph-properties>
      <style:text-properties fo:font-size="13pt" officeooo:paragraph-rsid="017445b7" style:font-size-asian="13pt" style:font-size-complex="13pt"/>
    </style:style>
    <style:style style:name="P48" style:family="paragraph" style:parent-style-name="Standard">
      <style:paragraph-properties fo:line-height="150%">
        <style:tab-stops/>
      </style:paragraph-properties>
      <style:text-properties fo:font-size="13pt" officeooo:paragraph-rsid="00084b0c" style:font-size-asian="13pt" style:font-size-complex="13pt"/>
    </style:style>
    <style:style style:name="P49" style:family="paragraph" style:parent-style-name="Standard">
      <style:paragraph-properties fo:line-height="150%">
        <style:tab-stops/>
      </style:paragraph-properties>
      <style:text-properties fo:font-size="13pt" officeooo:paragraph-rsid="0296f942" style:font-size-asian="13pt" style:font-size-complex="13pt"/>
    </style:style>
    <style:style style:name="P50" style:family="paragraph" style:parent-style-name="Standard">
      <style:paragraph-properties fo:line-height="150%">
        <style:tab-stops/>
      </style:paragraph-properties>
      <style:text-properties fo:font-size="13pt" officeooo:paragraph-rsid="00a518f5" style:font-size-asian="13pt" style:font-size-complex="13pt"/>
    </style:style>
    <style:style style:name="P51" style:family="paragraph" style:parent-style-name="Standard">
      <style:paragraph-properties fo:line-height="150%">
        <style:tab-stops/>
      </style:paragraph-properties>
      <style:text-properties fo:font-size="13pt" officeooo:paragraph-rsid="02a30d92" style:font-size-asian="13pt" style:font-size-complex="13pt"/>
    </style:style>
    <style:style style:name="P52" style:family="paragraph" style:parent-style-name="Standard">
      <style:paragraph-properties fo:line-height="150%">
        <style:tab-stops/>
      </style:paragraph-properties>
      <style:text-properties fo:font-size="13pt" officeooo:paragraph-rsid="00ca8af3" style:font-size-asian="13pt" style:font-size-complex="13pt"/>
    </style:style>
    <style:style style:name="P53" style:family="paragraph" style:parent-style-name="Standard">
      <style:paragraph-properties fo:line-height="150%">
        <style:tab-stops/>
      </style:paragraph-properties>
      <style:text-properties fo:font-size="13pt" officeooo:paragraph-rsid="014a2b92" style:font-size-asian="13pt" style:font-size-complex="13pt"/>
    </style:style>
    <style:style style:name="P54" style:family="paragraph" style:parent-style-name="Standard">
      <style:paragraph-properties fo:line-height="150%">
        <style:tab-stops/>
      </style:paragraph-properties>
      <style:text-properties fo:font-size="13pt" officeooo:paragraph-rsid="02a6cf47" style:font-size-asian="13pt" style:font-size-complex="13pt"/>
    </style:style>
    <style:style style:name="P55" style:family="paragraph" style:parent-style-name="Standard">
      <style:paragraph-properties fo:line-height="150%">
        <style:tab-stops/>
      </style:paragraph-properties>
      <style:text-properties fo:font-size="13pt" officeooo:paragraph-rsid="02a7d0da" style:font-size-asian="13pt" style:font-size-complex="13pt"/>
    </style:style>
    <style:style style:name="P56" style:family="paragraph" style:parent-style-name="Standard">
      <style:paragraph-properties fo:line-height="150%">
        <style:tab-stops/>
      </style:paragraph-properties>
      <style:text-properties fo:font-size="13pt" officeooo:paragraph-rsid="00f9d64b" style:font-size-asian="13pt" style:font-size-complex="13pt"/>
    </style:style>
    <style:style style:name="P57" style:family="paragraph" style:parent-style-name="Standard">
      <style:paragraph-properties fo:line-height="150%">
        <style:tab-stops/>
      </style:paragraph-properties>
      <style:text-properties fo:font-size="13pt" officeooo:paragraph-rsid="00fb3f4f" style:font-size-asian="13pt" style:font-size-complex="13pt"/>
    </style:style>
    <style:style style:name="P58" style:family="paragraph" style:parent-style-name="Standard">
      <style:paragraph-properties fo:line-height="150%">
        <style:tab-stops/>
      </style:paragraph-properties>
      <style:text-properties fo:font-size="13pt" officeooo:paragraph-rsid="02b58094" style:font-size-asian="13pt" style:font-size-complex="13pt"/>
    </style:style>
    <style:style style:name="P59" style:family="paragraph" style:parent-style-name="Standard">
      <style:paragraph-properties fo:line-height="150%">
        <style:tab-stops/>
      </style:paragraph-properties>
      <style:text-properties fo:font-size="13pt" officeooo:paragraph-rsid="02859a74" style:font-size-asian="13pt" style:font-size-complex="13pt"/>
    </style:style>
    <style:style style:name="P60" style:family="paragraph" style:parent-style-name="Standard">
      <style:paragraph-properties fo:line-height="150%"/>
      <style:text-properties fo:font-size="13pt" officeooo:paragraph-rsid="015d00fb" style:font-size-asian="13pt" style:font-size-complex="13pt"/>
    </style:style>
    <style:style style:name="P61" style:family="paragraph" style:parent-style-name="Standard" style:list-style-name="L1">
      <style:paragraph-properties fo:line-height="150%"/>
      <style:text-properties fo:font-size="13pt" officeooo:paragraph-rsid="015d00fb" style:font-size-asian="13pt" style:font-size-complex="13pt"/>
    </style:style>
    <style:style style:name="P62" style:family="paragraph" style:parent-style-name="Standard">
      <style:paragraph-properties fo:line-height="150%"/>
      <style:text-properties fo:font-size="13pt" officeooo:paragraph-rsid="004b746c" style:font-size-asian="13pt" style:font-size-complex="13pt"/>
    </style:style>
    <style:style style:name="P63" style:family="paragraph" style:parent-style-name="Standard" style:list-style-name="L1">
      <style:paragraph-properties fo:line-height="150%"/>
      <style:text-properties fo:font-size="13pt" officeooo:rsid="010f6cad" officeooo:paragraph-rsid="015d00fb" style:font-size-asian="13pt" style:font-size-complex="13pt"/>
    </style:style>
    <style:style style:name="P64" style:family="paragraph" style:parent-style-name="Standard">
      <style:paragraph-properties fo:line-height="150%">
        <style:tab-stops/>
      </style:paragraph-properties>
      <style:text-properties fo:font-size="13pt" officeooo:rsid="01a641f6" officeooo:paragraph-rsid="029ac05c" style:font-size-asian="13pt" style:font-size-complex="13pt"/>
    </style:style>
    <style:style style:name="P65" style:family="paragraph" style:parent-style-name="Standard">
      <style:paragraph-properties fo:line-height="150%">
        <style:tab-stops/>
      </style:paragraph-properties>
      <style:text-properties fo:font-size="13pt" officeooo:rsid="01a641f6" officeooo:paragraph-rsid="0296f942" style:font-size-asian="13pt" style:font-size-complex="13pt"/>
    </style:style>
    <style:style style:name="P66" style:family="paragraph" style:parent-style-name="Standard">
      <style:paragraph-properties fo:line-height="150%">
        <style:tab-stops/>
      </style:paragraph-properties>
      <style:text-properties fo:font-size="13pt" officeooo:rsid="01a641f6" officeooo:paragraph-rsid="002b4b87" style:font-size-asian="13pt" style:font-size-complex="13pt"/>
    </style:style>
    <style:style style:name="P67" style:family="paragraph" style:parent-style-name="Standard">
      <style:paragraph-properties fo:line-height="150%">
        <style:tab-stops/>
      </style:paragraph-properties>
      <style:text-properties fo:font-size="13pt" officeooo:rsid="002be240" officeooo:paragraph-rsid="0296f942" style:font-size-asian="13pt" style:font-size-complex="13pt"/>
    </style:style>
    <style:style style:name="P68" style:family="paragraph" style:parent-style-name="Standard">
      <style:paragraph-properties fo:line-height="150%"/>
      <style:text-properties fo:font-size="13pt" officeooo:rsid="01c22af0" officeooo:paragraph-rsid="02b58094" style:font-size-asian="13pt" style:font-size-complex="13pt"/>
    </style:style>
    <style:style style:name="P69" style:family="paragraph" style:parent-style-name="Standard" style:list-style-name="L1">
      <style:paragraph-properties fo:line-height="150%"/>
      <style:text-properties fo:font-size="13pt" officeooo:paragraph-rsid="015d00fb" fo:background-color="transparent" style:font-size-asian="13pt" style:font-size-complex="13pt"/>
    </style:style>
    <style:style style:name="P70" style:family="paragraph" style:parent-style-name="Standard">
      <style:paragraph-properties fo:line-height="150%"/>
      <style:text-properties fo:font-size="13pt" officeooo:rsid="001a63d9" officeooo:paragraph-rsid="00084b0c" fo:background-color="transparent" style:font-size-asian="13pt" style:font-size-complex="13pt"/>
    </style:style>
    <style:style style:name="P71" style:family="paragraph" style:parent-style-name="Standard">
      <style:paragraph-properties fo:line-height="150%"/>
      <style:text-properties fo:font-size="13pt" fo:font-style="normal" officeooo:rsid="00486ee6" officeooo:paragraph-rsid="0045f49d" style:font-size-asian="13pt" style:font-style-asian="normal" style:font-size-complex="13pt" style:font-style-complex="normal"/>
    </style:style>
    <style:style style:name="P72" style:family="paragraph" style:parent-style-name="Standard">
      <style:paragraph-properties fo:line-height="150%"/>
      <style:text-properties fo:font-size="13pt" fo:font-style="normal" officeooo:rsid="01bfc8da" officeooo:paragraph-rsid="02b2c61c" style:font-size-asian="13pt" style:font-style-asian="normal" style:font-size-complex="13pt" style:font-style-complex="normal"/>
    </style:style>
    <style:style style:name="T1" style:family="text">
      <style:text-properties officeooo:rsid="001de4d0"/>
    </style:style>
    <style:style style:name="T2" style:family="text">
      <style:text-properties fo:background-color="transparent" loext:char-shading-value="0"/>
    </style:style>
    <style:style style:name="T3" style:family="text">
      <style:text-properties officeooo:rsid="001de4d0" fo:background-color="transparent" loext:char-shading-value="0"/>
    </style:style>
    <style:style style:name="T4" style:family="text">
      <style:text-properties officeooo:rsid="002ca2f3" fo:background-color="transparent" loext:char-shading-value="0"/>
    </style:style>
    <style:style style:name="T5" style:family="text">
      <style:text-properties officeooo:rsid="01a25bb6" fo:background-color="transparent" loext:char-shading-value="0"/>
    </style:style>
    <style:style style:name="T6" style:family="text">
      <style:text-properties officeooo:rsid="00ecc727" fo:background-color="transparent" loext:char-shading-value="0"/>
    </style:style>
    <style:style style:name="T7" style:family="text">
      <style:text-properties officeooo:rsid="01b1fe37" fo:background-color="transparent" loext:char-shading-value="0"/>
    </style:style>
    <style:style style:name="T8" style:family="text">
      <style:text-properties officeooo:rsid="018b42ee" fo:background-color="transparent" loext:char-shading-value="0"/>
    </style:style>
    <style:style style:name="T9" style:family="text">
      <style:text-properties officeooo:rsid="021aae82" fo:background-color="transparent" loext:char-shading-value="0"/>
    </style:style>
    <style:style style:name="T10" style:family="text">
      <style:text-properties officeooo:rsid="021ade43" fo:background-color="transparent" loext:char-shading-value="0"/>
    </style:style>
    <style:style style:name="T11" style:family="text">
      <style:text-properties officeooo:rsid="020b2890" fo:background-color="transparent" loext:char-shading-value="0"/>
    </style:style>
    <style:style style:name="T12" style:family="text">
      <style:text-properties officeooo:rsid="020c1aa3" fo:background-color="transparent" loext:char-shading-value="0"/>
    </style:style>
    <style:style style:name="T13" style:family="text">
      <style:text-properties officeooo:rsid="00126b2f" fo:background-color="transparent" loext:char-shading-value="0"/>
    </style:style>
    <style:style style:name="T14" style:family="text">
      <style:text-properties officeooo:rsid="002c25a3" fo:background-color="transparent" loext:char-shading-value="0"/>
    </style:style>
    <style:style style:name="T15" style:family="text">
      <style:text-properties officeooo:rsid="002ebe5f" fo:background-color="transparent" loext:char-shading-value="0"/>
    </style:style>
    <style:style style:name="T16" style:family="text">
      <style:text-properties officeooo:rsid="002f483f" fo:background-color="transparent" loext:char-shading-value="0"/>
    </style:style>
    <style:style style:name="T17" style:family="text">
      <style:text-properties officeooo:rsid="0031266e" fo:background-color="transparent" loext:char-shading-value="0"/>
    </style:style>
    <style:style style:name="T18" style:family="text">
      <style:text-properties officeooo:rsid="001d8182" fo:background-color="transparent" loext:char-shading-value="0"/>
    </style:style>
    <style:style style:name="T19" style:family="text">
      <style:text-properties officeooo:rsid="004b746c" fo:background-color="transparent" loext:char-shading-value="0"/>
    </style:style>
    <style:style style:name="T20" style:family="text">
      <style:text-properties officeooo:rsid="004db134" fo:background-color="transparent" loext:char-shading-value="0"/>
    </style:style>
    <style:style style:name="T21" style:family="text">
      <style:text-properties officeooo:rsid="0051d219" fo:background-color="transparent" loext:char-shading-value="0"/>
    </style:style>
    <style:style style:name="T22" style:family="text">
      <style:text-properties officeooo:rsid="0051ebb3" fo:background-color="transparent" loext:char-shading-value="0"/>
    </style:style>
    <style:style style:name="T23" style:family="text">
      <style:text-properties officeooo:rsid="005212bd" fo:background-color="transparent" loext:char-shading-value="0"/>
    </style:style>
    <style:style style:name="T24" style:family="text">
      <style:text-properties officeooo:rsid="005284e0" fo:background-color="transparent" loext:char-shading-value="0"/>
    </style:style>
    <style:style style:name="T25" style:family="text">
      <style:text-properties officeooo:rsid="00560781" fo:background-color="transparent" loext:char-shading-value="0"/>
    </style:style>
    <style:style style:name="T26" style:family="text">
      <style:text-properties officeooo:rsid="016cc64a" fo:background-color="transparent" loext:char-shading-value="0"/>
    </style:style>
    <style:style style:name="T27" style:family="text">
      <style:text-properties officeooo:rsid="008aa8b9" fo:background-color="transparent" loext:char-shading-value="0"/>
    </style:style>
    <style:style style:name="T28" style:family="text">
      <style:text-properties officeooo:rsid="01685801" fo:background-color="transparent" loext:char-shading-value="0"/>
    </style:style>
    <style:style style:name="T29" style:family="text">
      <style:text-properties officeooo:rsid="00aa8735" fo:background-color="transparent" loext:char-shading-value="0"/>
    </style:style>
    <style:style style:name="T30" style:family="text">
      <style:text-properties officeooo:rsid="0072252c" fo:background-color="transparent" loext:char-shading-value="0"/>
    </style:style>
    <style:style style:name="T31" style:family="text">
      <style:text-properties officeooo:rsid="016baf72" fo:background-color="transparent" loext:char-shading-value="0"/>
    </style:style>
    <style:style style:name="T32" style:family="text">
      <style:text-properties officeooo:rsid="0073a3fb" fo:background-color="transparent" loext:char-shading-value="0"/>
    </style:style>
    <style:style style:name="T33" style:family="text">
      <style:text-properties officeooo:rsid="020b5f5c" fo:background-color="transparent" loext:char-shading-value="0"/>
    </style:style>
    <style:style style:name="T34" style:family="text">
      <style:text-properties officeooo:rsid="020e0983" fo:background-color="transparent" loext:char-shading-value="0"/>
    </style:style>
    <style:style style:name="T35" style:family="text">
      <style:text-properties officeooo:rsid="020e2338" fo:background-color="transparent" loext:char-shading-value="0"/>
    </style:style>
    <style:style style:name="T36" style:family="text">
      <style:text-properties officeooo:rsid="0213cdb9" fo:background-color="transparent" loext:char-shading-value="0"/>
    </style:style>
    <style:style style:name="T37" style:family="text">
      <style:text-properties officeooo:rsid="008ace15" fo:background-color="transparent" loext:char-shading-value="0"/>
    </style:style>
    <style:style style:name="T38" style:family="text">
      <style:text-properties officeooo:rsid="02186c98" fo:background-color="transparent" loext:char-shading-value="0"/>
    </style:style>
    <style:style style:name="T39" style:family="text">
      <style:text-properties officeooo:rsid="021900d4" fo:background-color="transparent" loext:char-shading-value="0"/>
    </style:style>
    <style:style style:name="T40" style:family="text">
      <style:text-properties officeooo:rsid="000e6bdd" fo:background-color="transparent" loext:char-shading-value="0"/>
    </style:style>
    <style:style style:name="T41" style:family="text">
      <style:text-properties officeooo:rsid="00238e52" fo:background-color="transparent" loext:char-shading-value="0"/>
    </style:style>
    <style:style style:name="T42" style:family="text">
      <style:text-properties officeooo:rsid="01550866" fo:background-color="transparent" loext:char-shading-value="0"/>
    </style:style>
    <style:style style:name="T43" style:family="text">
      <style:text-properties officeooo:rsid="0023fb22" fo:background-color="transparent" loext:char-shading-value="0"/>
    </style:style>
    <style:style style:name="T44" style:family="text">
      <style:text-properties officeooo:rsid="00e73dc8" fo:background-color="transparent" loext:char-shading-value="0"/>
    </style:style>
    <style:style style:name="T45" style:family="text">
      <style:text-properties officeooo:rsid="0025e3f0" fo:background-color="transparent" loext:char-shading-value="0"/>
    </style:style>
    <style:style style:name="T46" style:family="text">
      <style:text-properties officeooo:rsid="00ac264f" fo:background-color="transparent" loext:char-shading-value="0"/>
    </style:style>
    <style:style style:name="T47" style:family="text">
      <style:text-properties officeooo:rsid="01651e98" fo:background-color="transparent" loext:char-shading-value="0"/>
    </style:style>
    <style:style style:name="T48" style:family="text">
      <style:text-properties officeooo:rsid="0152cc28" fo:background-color="transparent" loext:char-shading-value="0"/>
    </style:style>
    <style:style style:name="T49" style:family="text">
      <style:text-properties officeooo:rsid="0153f8fa" fo:background-color="transparent" loext:char-shading-value="0"/>
    </style:style>
    <style:style style:name="T50" style:family="text">
      <style:text-properties officeooo:rsid="00c5784b" fo:background-color="transparent" loext:char-shading-value="0"/>
    </style:style>
    <style:style style:name="T51" style:family="text">
      <style:text-properties officeooo:rsid="00841b82" fo:background-color="transparent" loext:char-shading-value="0"/>
    </style:style>
    <style:style style:name="T52" style:family="text">
      <style:text-properties officeooo:rsid="00c88189" fo:background-color="transparent" loext:char-shading-value="0"/>
    </style:style>
    <style:style style:name="T53" style:family="text">
      <style:text-properties officeooo:rsid="00ca0f0d" fo:background-color="transparent" loext:char-shading-value="0"/>
    </style:style>
    <style:style style:name="T54" style:family="text">
      <style:text-properties officeooo:rsid="00d7d431" fo:background-color="transparent" loext:char-shading-value="0"/>
    </style:style>
    <style:style style:name="T55" style:family="text">
      <style:text-properties officeooo:rsid="00d9680a" fo:background-color="transparent" loext:char-shading-value="0"/>
    </style:style>
    <style:style style:name="T56" style:family="text">
      <style:text-properties officeooo:rsid="00e80602" fo:background-color="transparent" loext:char-shading-value="0"/>
    </style:style>
    <style:style style:name="T57" style:family="text">
      <style:text-properties officeooo:rsid="01092dda" fo:background-color="transparent" loext:char-shading-value="0"/>
    </style:style>
    <style:style style:name="T58" style:family="text">
      <style:text-properties officeooo:rsid="010a0756" fo:background-color="transparent" loext:char-shading-value="0"/>
    </style:style>
    <style:style style:name="T59" style:family="text">
      <style:text-properties officeooo:rsid="010b0e32" fo:background-color="transparent" loext:char-shading-value="0"/>
    </style:style>
    <style:style style:name="T60" style:family="text">
      <style:text-properties officeooo:rsid="01110f95" fo:background-color="transparent" loext:char-shading-value="0"/>
    </style:style>
    <style:style style:name="T61" style:family="text">
      <style:text-properties officeooo:rsid="01115e93" fo:background-color="transparent" loext:char-shading-value="0"/>
    </style:style>
    <style:style style:name="T62" style:family="text">
      <style:text-properties officeooo:rsid="0117d456" fo:background-color="transparent" loext:char-shading-value="0"/>
    </style:style>
    <style:style style:name="T63" style:family="text">
      <style:text-properties officeooo:rsid="01206267" fo:background-color="transparent" loext:char-shading-value="0"/>
    </style:style>
    <style:style style:name="T64" style:family="text">
      <style:text-properties officeooo:rsid="01222c51" fo:background-color="transparent" loext:char-shading-value="0"/>
    </style:style>
    <style:style style:name="T65" style:family="text">
      <style:text-properties officeooo:rsid="01229736" fo:background-color="transparent" loext:char-shading-value="0"/>
    </style:style>
    <style:style style:name="T66" style:family="text">
      <style:text-properties officeooo:rsid="01241fa6" fo:background-color="transparent" loext:char-shading-value="0"/>
    </style:style>
    <style:style style:name="T67" style:family="text">
      <style:text-properties officeooo:rsid="0138909a" fo:background-color="transparent" loext:char-shading-value="0"/>
    </style:style>
    <style:style style:name="T68" style:family="text">
      <style:text-properties officeooo:rsid="0151e7e7" fo:background-color="transparent" loext:char-shading-value="0"/>
    </style:style>
    <style:style style:name="T69" style:family="text">
      <style:text-properties officeooo:rsid="0106abcf" fo:background-color="transparent" loext:char-shading-value="0"/>
    </style:style>
    <style:style style:name="T70" style:family="text">
      <style:text-properties officeooo:rsid="0120c351" fo:background-color="transparent" loext:char-shading-value="0"/>
    </style:style>
    <style:style style:name="T71" style:family="text">
      <style:text-properties officeooo:rsid="014bf727" fo:background-color="transparent" loext:char-shading-value="0"/>
    </style:style>
    <style:style style:name="T72" style:family="text">
      <style:text-properties officeooo:rsid="0160ea3c" fo:background-color="transparent" loext:char-shading-value="0"/>
    </style:style>
    <style:style style:name="T73" style:family="text">
      <style:text-properties officeooo:rsid="01625390" fo:background-color="transparent" loext:char-shading-value="0"/>
    </style:style>
    <style:style style:name="T74" style:family="text">
      <style:text-properties officeooo:rsid="0165f80c" fo:background-color="transparent" loext:char-shading-value="0"/>
    </style:style>
    <style:style style:name="T75" style:family="text">
      <style:text-properties officeooo:rsid="01667d20" fo:background-color="transparent" loext:char-shading-value="0"/>
    </style:style>
    <style:style style:name="T76" style:family="text">
      <style:text-properties officeooo:rsid="016afdbb" fo:background-color="transparent" loext:char-shading-value="0"/>
    </style:style>
    <style:style style:name="T77" style:family="text">
      <style:text-properties officeooo:rsid="016ba309" fo:background-color="transparent" loext:char-shading-value="0"/>
    </style:style>
    <style:style style:name="T78" style:family="text">
      <style:text-properties officeooo:rsid="0168c829" fo:background-color="transparent" loext:char-shading-value="0"/>
    </style:style>
    <style:style style:name="T79" style:family="text">
      <style:text-properties officeooo:rsid="016cbbc1" fo:background-color="transparent" loext:char-shading-value="0"/>
    </style:style>
    <style:style style:name="T80" style:family="text">
      <style:text-properties officeooo:rsid="016d80df" fo:background-color="transparent" loext:char-shading-value="0"/>
    </style:style>
    <style:style style:name="T81" style:family="text">
      <style:text-properties officeooo:rsid="014f7860" fo:background-color="transparent" loext:char-shading-value="0"/>
    </style:style>
    <style:style style:name="T82" style:family="text">
      <style:text-properties officeooo:rsid="0120d5eb" fo:background-color="transparent" loext:char-shading-value="0"/>
    </style:style>
    <style:style style:name="T83" style:family="text">
      <style:text-properties officeooo:rsid="014c410d" fo:background-color="transparent" loext:char-shading-value="0"/>
    </style:style>
    <style:style style:name="T84" style:family="text">
      <style:text-properties officeooo:rsid="014e5165" fo:background-color="transparent" loext:char-shading-value="0"/>
    </style:style>
    <style:style style:name="T85" style:family="text">
      <style:text-properties officeooo:rsid="010d58cc" fo:background-color="transparent" loext:char-shading-value="0"/>
    </style:style>
    <style:style style:name="T86" style:family="text">
      <style:text-properties officeooo:rsid="016ff602" fo:background-color="transparent" loext:char-shading-value="0"/>
    </style:style>
    <style:style style:name="T87" style:family="text">
      <style:text-properties officeooo:rsid="010db026" fo:background-color="transparent" loext:char-shading-value="0"/>
    </style:style>
    <style:style style:name="T88" style:family="text">
      <style:text-properties officeooo:rsid="010e7324" fo:background-color="transparent" loext:char-shading-value="0"/>
    </style:style>
    <style:style style:name="T89" style:family="text">
      <style:text-properties officeooo:rsid="010dffb9" fo:background-color="transparent" loext:char-shading-value="0"/>
    </style:style>
    <style:style style:name="T90" style:family="text">
      <style:text-properties officeooo:rsid="01a51daf" fo:background-color="transparent" loext:char-shading-value="0"/>
    </style:style>
    <style:style style:name="T91" style:family="text">
      <style:text-properties officeooo:rsid="01ff6eac" fo:background-color="transparent" loext:char-shading-value="0"/>
    </style:style>
    <style:style style:name="T92" style:family="text">
      <style:text-properties officeooo:rsid="01ff961f" fo:background-color="transparent" loext:char-shading-value="0"/>
    </style:style>
    <style:style style:name="T93" style:family="text">
      <style:text-properties officeooo:rsid="00a518f5" fo:background-color="transparent" loext:char-shading-value="0"/>
    </style:style>
    <style:style style:name="T94" style:family="text">
      <style:text-properties officeooo:rsid="00cca909" fo:background-color="transparent" loext:char-shading-value="0"/>
    </style:style>
    <style:style style:name="T95" style:family="text">
      <style:text-properties officeooo:rsid="00cd1520" fo:background-color="transparent" loext:char-shading-value="0"/>
    </style:style>
    <style:style style:name="T96" style:family="text">
      <style:text-properties officeooo:rsid="0035d2b8" fo:background-color="transparent" loext:char-shading-value="0"/>
    </style:style>
    <style:style style:name="T97" style:family="text">
      <style:text-properties officeooo:rsid="01730a28" fo:background-color="transparent" loext:char-shading-value="0"/>
    </style:style>
    <style:style style:name="T98" style:family="text">
      <style:text-properties officeooo:rsid="017445b7" fo:background-color="transparent" loext:char-shading-value="0"/>
    </style:style>
    <style:style style:name="T99" style:family="text">
      <style:text-properties officeooo:rsid="0175eb5a" fo:background-color="transparent" loext:char-shading-value="0"/>
    </style:style>
    <style:style style:name="T100" style:family="text">
      <style:text-properties officeooo:rsid="001fd672" fo:background-color="transparent" loext:char-shading-value="0"/>
    </style:style>
    <style:style style:name="T101" style:family="text">
      <style:text-properties officeooo:rsid="00bd53c0" fo:background-color="transparent" loext:char-shading-value="0"/>
    </style:style>
    <style:style style:name="T102" style:family="text">
      <style:text-properties officeooo:rsid="01771c22" fo:background-color="transparent" loext:char-shading-value="0"/>
    </style:style>
    <style:style style:name="T103" style:family="text">
      <style:text-properties officeooo:rsid="017a2844" fo:background-color="transparent" loext:char-shading-value="0"/>
    </style:style>
    <style:style style:name="T104" style:family="text">
      <style:text-properties officeooo:rsid="017bae37" fo:background-color="transparent" loext:char-shading-value="0"/>
    </style:style>
    <style:style style:name="T105" style:family="text">
      <style:text-properties officeooo:rsid="017deb9c" fo:background-color="transparent" loext:char-shading-value="0"/>
    </style:style>
    <style:style style:name="T106" style:family="text">
      <style:text-properties officeooo:rsid="0191bbb9" fo:background-color="transparent" loext:char-shading-value="0"/>
    </style:style>
    <style:style style:name="T107" style:family="text">
      <style:text-properties officeooo:rsid="01b63977" fo:background-color="transparent" loext:char-shading-value="0"/>
    </style:style>
    <style:style style:name="T108" style:family="text">
      <style:text-properties officeooo:rsid="01b7f5cc" fo:background-color="transparent" loext:char-shading-value="0"/>
    </style:style>
    <style:style style:name="T109" style:family="text">
      <style:text-properties officeooo:rsid="01b95bf5" fo:background-color="transparent" loext:char-shading-value="0"/>
    </style:style>
    <style:style style:name="T110" style:family="text">
      <style:text-properties officeooo:rsid="01bb4836" fo:background-color="transparent" loext:char-shading-value="0"/>
    </style:style>
    <style:style style:name="T111" style:family="text">
      <style:text-properties officeooo:rsid="01beb9ba" fo:background-color="transparent" loext:char-shading-value="0"/>
    </style:style>
    <style:style style:name="T112" style:family="text">
      <style:text-properties officeooo:rsid="01bf8fc3" fo:background-color="transparent" loext:char-shading-value="0"/>
    </style:style>
    <style:style style:name="T113" style:family="text">
      <style:text-properties officeooo:rsid="01c1421c" fo:background-color="transparent" loext:char-shading-value="0"/>
    </style:style>
    <style:style style:name="T114" style:family="text">
      <style:text-properties officeooo:rsid="01c9d697" fo:background-color="transparent" loext:char-shading-value="0"/>
    </style:style>
    <style:style style:name="T115" style:family="text">
      <style:text-properties officeooo:rsid="01c9f820" fo:background-color="transparent" loext:char-shading-value="0"/>
    </style:style>
    <style:style style:name="T116" style:family="text">
      <style:text-properties officeooo:rsid="01ca9366" fo:background-color="transparent" loext:char-shading-value="0"/>
    </style:style>
    <style:style style:name="T117" style:family="text">
      <style:text-properties officeooo:rsid="01cbd557" fo:background-color="transparent" loext:char-shading-value="0"/>
    </style:style>
    <style:style style:name="T118" style:family="text">
      <style:text-properties officeooo:rsid="01d0fd57" fo:background-color="transparent" loext:char-shading-value="0"/>
    </style:style>
    <style:style style:name="T119" style:family="text">
      <style:text-properties officeooo:rsid="01d28b4a" fo:background-color="transparent" loext:char-shading-value="0"/>
    </style:style>
    <style:style style:name="T120" style:family="text">
      <style:text-properties officeooo:rsid="01d3e8d8" fo:background-color="transparent" loext:char-shading-value="0"/>
    </style:style>
    <style:style style:name="T121" style:family="text">
      <style:text-properties officeooo:rsid="01d575f6" fo:background-color="transparent" loext:char-shading-value="0"/>
    </style:style>
    <style:style style:name="T122" style:family="text">
      <style:text-properties officeooo:rsid="01d620c5" fo:background-color="transparent" loext:char-shading-value="0"/>
    </style:style>
    <style:style style:name="T123" style:family="text">
      <style:text-properties officeooo:rsid="01ce46a1" fo:background-color="transparent" loext:char-shading-value="0"/>
    </style:style>
    <style:style style:name="T124" style:family="text">
      <style:text-properties officeooo:rsid="01d7bce2" fo:background-color="transparent" loext:char-shading-value="0"/>
    </style:style>
    <style:style style:name="T125" style:family="text">
      <style:text-properties officeooo:rsid="01d986c9" fo:background-color="transparent" loext:char-shading-value="0"/>
    </style:style>
    <style:style style:name="T126" style:family="text">
      <style:text-properties officeooo:rsid="01da2438" fo:background-color="transparent" loext:char-shading-value="0"/>
    </style:style>
    <style:style style:name="T127" style:family="text">
      <style:text-properties officeooo:rsid="01e4f641" fo:background-color="transparent" loext:char-shading-value="0"/>
    </style:style>
    <style:style style:name="T128" style:family="text">
      <style:text-properties officeooo:rsid="013b1e38" fo:background-color="transparent" loext:char-shading-value="0"/>
    </style:style>
    <style:style style:name="T129" style:family="text">
      <style:text-properties officeooo:rsid="013b25b0" fo:background-color="transparent" loext:char-shading-value="0"/>
    </style:style>
    <style:style style:name="T130" style:family="text">
      <style:text-properties officeooo:rsid="013e2796" fo:background-color="transparent" loext:char-shading-value="0"/>
    </style:style>
    <style:style style:name="T131" style:family="text">
      <style:text-properties officeooo:rsid="013ba1dd" fo:background-color="transparent" loext:char-shading-value="0"/>
    </style:style>
    <style:style style:name="T132" style:family="text">
      <style:text-properties officeooo:rsid="013bc50b" fo:background-color="transparent" loext:char-shading-value="0"/>
    </style:style>
    <style:style style:name="T133" style:family="text">
      <style:text-properties officeooo:rsid="013d2d94" fo:background-color="transparent" loext:char-shading-value="0"/>
    </style:style>
    <style:style style:name="T134" style:family="text">
      <style:text-properties officeooo:rsid="013f04d4" fo:background-color="transparent" loext:char-shading-value="0"/>
    </style:style>
    <style:style style:name="T135" style:family="text">
      <style:text-properties officeooo:rsid="013fe3dd" fo:background-color="transparent" loext:char-shading-value="0"/>
    </style:style>
    <style:style style:name="T136" style:family="text">
      <style:text-properties officeooo:rsid="0140b29c" fo:background-color="transparent" loext:char-shading-value="0"/>
    </style:style>
    <style:style style:name="T137" style:family="text">
      <style:text-properties officeooo:rsid="01ddb302" fo:background-color="transparent" loext:char-shading-value="0"/>
    </style:style>
    <style:style style:name="T138" style:family="text">
      <style:text-properties officeooo:rsid="01de5e73" fo:background-color="transparent" loext:char-shading-value="0"/>
    </style:style>
    <style:style style:name="T139" style:family="text">
      <style:text-properties officeooo:rsid="01e01c63" fo:background-color="transparent" loext:char-shading-value="0"/>
    </style:style>
    <style:style style:name="T140" style:family="text">
      <style:text-properties officeooo:rsid="01e14838" fo:background-color="transparent" loext:char-shading-value="0"/>
    </style:style>
    <style:style style:name="T141" style:family="text">
      <style:text-properties officeooo:rsid="01e1fdad" fo:background-color="transparent" loext:char-shading-value="0"/>
    </style:style>
    <style:style style:name="T142" style:family="text">
      <style:text-properties officeooo:rsid="01e352a2" fo:background-color="transparent" loext:char-shading-value="0"/>
    </style:style>
    <style:style style:name="T143" style:family="text">
      <style:text-properties officeooo:rsid="01e5aabf" fo:background-color="transparent" loext:char-shading-value="0"/>
    </style:style>
    <style:style style:name="T144" style:family="text">
      <style:text-properties officeooo:rsid="01e61fd5" fo:background-color="transparent" loext:char-shading-value="0"/>
    </style:style>
    <style:style style:name="T145" style:family="text">
      <style:text-properties officeooo:rsid="01f0eb67" fo:background-color="transparent" loext:char-shading-value="0"/>
    </style:style>
    <style:style style:name="T146" style:family="text">
      <style:text-properties officeooo:rsid="01f1bc11" fo:background-color="transparent" loext:char-shading-value="0"/>
    </style:style>
    <style:style style:name="T147" style:family="text">
      <style:text-properties officeooo:rsid="01f57819" fo:background-color="transparent" loext:char-shading-value="0"/>
    </style:style>
    <style:style style:name="T148" style:family="text">
      <style:text-properties officeooo:rsid="01f69f76" fo:background-color="transparent" loext:char-shading-value="0"/>
    </style:style>
    <style:style style:name="T149" style:family="text">
      <style:text-properties officeooo:rsid="01f77725" fo:background-color="transparent" loext:char-shading-value="0"/>
    </style:style>
    <style:style style:name="T150" style:family="text">
      <style:text-properties officeooo:rsid="01fb16eb" fo:background-color="transparent" loext:char-shading-value="0"/>
    </style:style>
    <style:style style:name="T151" style:family="text">
      <style:text-properties officeooo:rsid="01fbca68" fo:background-color="transparent" loext:char-shading-value="0"/>
    </style:style>
    <style:style style:name="T152" style:family="text">
      <style:text-properties officeooo:rsid="01fc8fde" fo:background-color="transparent" loext:char-shading-value="0"/>
    </style:style>
    <style:style style:name="T153" style:family="text">
      <style:text-properties officeooo:rsid="01ff3608" fo:background-color="transparent" loext:char-shading-value="0"/>
    </style:style>
    <style:style style:name="T154" style:family="text">
      <style:text-properties officeooo:rsid="01ffefc6" fo:background-color="transparent" loext:char-shading-value="0"/>
    </style:style>
    <style:style style:name="T155" style:family="text">
      <style:text-properties officeooo:rsid="02015746" fo:background-color="transparent" loext:char-shading-value="0"/>
    </style:style>
    <style:style style:name="T156" style:family="text">
      <style:text-properties officeooo:rsid="0201cd1e" fo:background-color="transparent" loext:char-shading-value="0"/>
    </style:style>
    <style:style style:name="T157" style:family="text">
      <style:text-properties officeooo:rsid="02028343" fo:background-color="transparent" loext:char-shading-value="0"/>
    </style:style>
    <style:style style:name="T158" style:family="text">
      <style:text-properties officeooo:rsid="02039e06" fo:background-color="transparent" loext:char-shading-value="0"/>
    </style:style>
    <style:style style:name="T159" style:family="text">
      <style:text-properties officeooo:rsid="020497be" fo:background-color="transparent" loext:char-shading-value="0"/>
    </style:style>
    <style:style style:name="T160" style:family="text">
      <style:text-properties officeooo:rsid="02090273" fo:background-color="transparent" loext:char-shading-value="0"/>
    </style:style>
    <style:style style:name="T161" style:family="text">
      <style:text-properties officeooo:rsid="020e3fc5" fo:background-color="transparent" loext:char-shading-value="0"/>
    </style:style>
    <style:style style:name="T162" style:family="text">
      <style:text-properties officeooo:rsid="0213273a" fo:background-color="transparent" loext:char-shading-value="0"/>
    </style:style>
    <style:style style:name="T163" style:family="text">
      <style:text-properties officeooo:rsid="02139871" fo:background-color="transparent" loext:char-shading-value="0"/>
    </style:style>
    <style:style style:name="T164" style:family="text">
      <style:text-properties officeooo:rsid="0217c044" fo:background-color="transparent" loext:char-shading-value="0"/>
    </style:style>
    <style:style style:name="T165" style:family="text">
      <style:text-properties officeooo:rsid="02184bfb" fo:background-color="transparent" loext:char-shading-value="0"/>
    </style:style>
    <style:style style:name="T166" style:family="text">
      <style:text-properties officeooo:rsid="021b99c1" fo:background-color="transparent" loext:char-shading-value="0"/>
    </style:style>
    <style:style style:name="T167" style:family="text">
      <style:text-properties officeooo:rsid="021bbafb" fo:background-color="transparent" loext:char-shading-value="0"/>
    </style:style>
    <style:style style:name="T168" style:family="text">
      <style:text-properties officeooo:rsid="021ceace" fo:background-color="transparent" loext:char-shading-value="0"/>
    </style:style>
    <style:style style:name="T169" style:family="text">
      <style:text-properties officeooo:rsid="021ec681" fo:background-color="transparent" loext:char-shading-value="0"/>
    </style:style>
    <style:style style:name="T170" style:family="text">
      <style:text-properties officeooo:rsid="021ffd93" fo:background-color="transparent" loext:char-shading-value="0"/>
    </style:style>
    <style:style style:name="T171" style:family="text">
      <style:text-properties officeooo:rsid="0220c5b6" fo:background-color="transparent" loext:char-shading-value="0"/>
    </style:style>
    <style:style style:name="T172" style:family="text">
      <style:text-properties officeooo:rsid="02231b34" fo:background-color="transparent" loext:char-shading-value="0"/>
    </style:style>
    <style:style style:name="T173" style:family="text">
      <style:text-properties officeooo:rsid="0219c56d" fo:background-color="transparent" loext:char-shading-value="0"/>
    </style:style>
    <style:style style:name="T174" style:family="text">
      <style:text-properties officeooo:rsid="0223b3d2" fo:background-color="transparent" loext:char-shading-value="0"/>
    </style:style>
    <style:style style:name="T175" style:family="text">
      <style:text-properties officeooo:rsid="0225715d" fo:background-color="transparent" loext:char-shading-value="0"/>
    </style:style>
    <style:style style:name="T176" style:family="text">
      <style:text-properties officeooo:rsid="02262e43" fo:background-color="transparent" loext:char-shading-value="0"/>
    </style:style>
    <style:style style:name="T177" style:family="text">
      <style:text-properties officeooo:rsid="0227a438" fo:background-color="transparent" loext:char-shading-value="0"/>
    </style:style>
    <style:style style:name="T178" style:family="text">
      <style:text-properties officeooo:rsid="022b73f5" fo:background-color="transparent" loext:char-shading-value="0"/>
    </style:style>
    <style:style style:name="T179" style:family="text">
      <style:text-properties officeooo:rsid="022c4c33" fo:background-color="transparent" loext:char-shading-value="0"/>
    </style:style>
    <style:style style:name="T180" style:family="text">
      <style:text-properties officeooo:rsid="022d11aa" fo:background-color="transparent" loext:char-shading-value="0"/>
    </style:style>
    <style:style style:name="T181" style:family="text">
      <style:text-properties officeooo:rsid="022e9346" fo:background-color="transparent" loext:char-shading-value="0"/>
    </style:style>
    <style:style style:name="T182" style:family="text">
      <style:text-properties officeooo:rsid="02295755" fo:background-color="transparent" loext:char-shading-value="0"/>
    </style:style>
    <style:style style:name="T183" style:family="text">
      <style:text-properties officeooo:rsid="022fec4e" fo:background-color="transparent" loext:char-shading-value="0"/>
    </style:style>
    <style:style style:name="T184" style:family="text">
      <style:text-properties officeooo:rsid="0231bb24" fo:background-color="transparent" loext:char-shading-value="0"/>
    </style:style>
    <style:style style:name="T185" style:family="text">
      <style:text-properties officeooo:rsid="0232b974" fo:background-color="transparent" loext:char-shading-value="0"/>
    </style:style>
    <style:style style:name="T186" style:family="text">
      <style:text-properties officeooo:rsid="0233d0b8" fo:background-color="transparent" loext:char-shading-value="0"/>
    </style:style>
    <style:style style:name="T187" style:family="text">
      <style:text-properties officeooo:rsid="02343986" fo:background-color="transparent" loext:char-shading-value="0"/>
    </style:style>
    <style:style style:name="T188" style:family="text">
      <style:text-properties officeooo:rsid="0234c5e2" fo:background-color="transparent" loext:char-shading-value="0"/>
    </style:style>
    <style:style style:name="T189" style:family="text">
      <style:text-properties officeooo:rsid="02364dc6" fo:background-color="transparent" loext:char-shading-value="0"/>
    </style:style>
    <style:style style:name="T190" style:family="text">
      <style:text-properties officeooo:rsid="02380bf8" fo:background-color="transparent" loext:char-shading-value="0"/>
    </style:style>
    <style:style style:name="T191" style:family="text">
      <style:text-properties officeooo:rsid="0239847e" fo:background-color="transparent" loext:char-shading-value="0"/>
    </style:style>
    <style:style style:name="T192" style:family="text">
      <style:text-properties officeooo:rsid="023bb392" fo:background-color="transparent" loext:char-shading-value="0"/>
    </style:style>
    <style:style style:name="T193" style:family="text">
      <style:text-properties officeooo:rsid="023da7da" fo:background-color="transparent" loext:char-shading-value="0"/>
    </style:style>
    <style:style style:name="T194" style:family="text">
      <style:text-properties officeooo:rsid="023f39c9" fo:background-color="transparent" loext:char-shading-value="0"/>
    </style:style>
    <style:style style:name="T195" style:family="text">
      <style:text-properties officeooo:rsid="023fe6c3" fo:background-color="transparent" loext:char-shading-value="0"/>
    </style:style>
    <style:style style:name="T196" style:family="text">
      <style:text-properties officeooo:rsid="02429e20" fo:background-color="transparent" loext:char-shading-value="0"/>
    </style:style>
    <style:style style:name="T197" style:family="text">
      <style:text-properties officeooo:rsid="0242c367" fo:background-color="transparent" loext:char-shading-value="0"/>
    </style:style>
    <style:style style:name="T198" style:family="text">
      <style:text-properties officeooo:rsid="025a6671" fo:background-color="transparent" loext:char-shading-value="0"/>
    </style:style>
    <style:style style:name="T199" style:family="text">
      <style:text-properties officeooo:rsid="025bfcf8" fo:background-color="transparent" loext:char-shading-value="0"/>
    </style:style>
    <style:style style:name="T200" style:family="text">
      <style:text-properties officeooo:rsid="025e0d7f" fo:background-color="transparent" loext:char-shading-value="0"/>
    </style:style>
    <style:style style:name="T201" style:family="text">
      <style:text-properties officeooo:rsid="025ed016" fo:background-color="transparent" loext:char-shading-value="0"/>
    </style:style>
    <style:style style:name="T202" style:family="text">
      <style:text-properties officeooo:rsid="007294e9" fo:background-color="transparent" loext:char-shading-value="0"/>
    </style:style>
    <style:style style:name="T203" style:family="text">
      <style:text-properties officeooo:rsid="019ddce7" fo:background-color="transparent" loext:char-shading-value="0"/>
    </style:style>
    <style:style style:name="T204" style:family="text">
      <style:text-properties officeooo:rsid="0262b67f" fo:background-color="transparent" loext:char-shading-value="0"/>
    </style:style>
    <style:style style:name="T205" style:family="text">
      <style:text-properties officeooo:rsid="019143df" fo:background-color="transparent" loext:char-shading-value="0"/>
    </style:style>
    <style:style style:name="T206" style:family="text">
      <style:text-properties officeooo:rsid="019c6981" fo:background-color="transparent" loext:char-shading-value="0"/>
    </style:style>
    <style:style style:name="T207" style:family="text">
      <style:text-properties officeooo:rsid="0021a518" fo:background-color="transparent" loext:char-shading-value="0"/>
    </style:style>
    <style:style style:name="T208" style:family="text">
      <style:text-properties officeooo:rsid="01815da6" fo:background-color="transparent" loext:char-shading-value="0"/>
    </style:style>
    <style:style style:name="T209" style:family="text">
      <style:text-properties officeooo:rsid="01a0476c" fo:background-color="transparent" loext:char-shading-value="0"/>
    </style:style>
    <style:style style:name="T210" style:family="text">
      <style:text-properties officeooo:rsid="0262ccc4" fo:background-color="transparent" loext:char-shading-value="0"/>
    </style:style>
    <style:style style:name="T211" style:family="text">
      <style:text-properties officeooo:rsid="0139df1d" fo:background-color="transparent" loext:char-shading-value="0"/>
    </style:style>
    <style:style style:name="T212" style:family="text">
      <style:text-properties officeooo:rsid="0193e6e2" fo:background-color="transparent" loext:char-shading-value="0"/>
    </style:style>
    <style:style style:name="T213" style:family="text">
      <style:text-properties officeooo:rsid="0194436e" fo:background-color="transparent" loext:char-shading-value="0"/>
    </style:style>
    <style:style style:name="T214" style:family="text">
      <style:text-properties officeooo:rsid="01928a88" fo:background-color="transparent" loext:char-shading-value="0"/>
    </style:style>
    <style:style style:name="T215" style:family="text">
      <style:text-properties officeooo:rsid="0130086e" fo:background-color="transparent" loext:char-shading-value="0"/>
    </style:style>
    <style:style style:name="T216" style:family="text">
      <style:text-properties officeooo:rsid="0192dded" fo:background-color="transparent" loext:char-shading-value="0"/>
    </style:style>
    <style:style style:name="T217" style:family="text">
      <style:text-properties officeooo:rsid="0187360e" fo:background-color="transparent" loext:char-shading-value="0"/>
    </style:style>
    <style:style style:name="T218" style:family="text">
      <style:text-properties officeooo:rsid="013a7cd0" fo:background-color="transparent" loext:char-shading-value="0"/>
    </style:style>
    <style:style style:name="T219" style:family="text">
      <style:text-properties officeooo:rsid="00bed844" fo:background-color="transparent" loext:char-shading-value="0"/>
    </style:style>
    <style:style style:name="T220" style:family="text">
      <style:text-properties officeooo:rsid="00bbbca3" fo:background-color="transparent" loext:char-shading-value="0"/>
    </style:style>
    <style:style style:name="T221" style:family="text">
      <style:text-properties officeooo:rsid="01a4add8" fo:background-color="transparent" loext:char-shading-value="0"/>
    </style:style>
    <style:style style:name="T222" style:family="text">
      <style:text-properties officeooo:rsid="02632de4" fo:background-color="transparent" loext:char-shading-value="0"/>
    </style:style>
    <style:style style:name="T223" style:family="text">
      <style:text-properties officeooo:rsid="00bcd9a2" fo:background-color="transparent" loext:char-shading-value="0"/>
    </style:style>
    <style:style style:name="T224" style:family="text">
      <style:text-properties officeooo:rsid="00bd61ed" fo:background-color="transparent" loext:char-shading-value="0"/>
    </style:style>
    <style:style style:name="T225" style:family="text">
      <style:text-properties officeooo:rsid="00be1738" fo:background-color="transparent" loext:char-shading-value="0"/>
    </style:style>
    <style:style style:name="T226" style:family="text">
      <style:text-properties officeooo:rsid="02a4e105" fo:background-color="transparent" loext:char-shading-value="0"/>
    </style:style>
    <style:style style:name="T227" style:family="text">
      <style:text-properties officeooo:rsid="02b5a5e7" fo:background-color="transparent" loext:char-shading-value="0"/>
    </style:style>
    <style:style style:name="T228" style:family="text">
      <style:text-properties officeooo:rsid="0096e736" fo:background-color="transparent" loext:char-shading-value="0"/>
    </style:style>
    <style:style style:name="T229" style:family="text">
      <style:text-properties officeooo:rsid="009934ce" fo:background-color="transparent" loext:char-shading-value="0"/>
    </style:style>
    <style:style style:name="T230" style:family="text">
      <style:text-properties officeooo:rsid="003ebc49" fo:background-color="transparent" loext:char-shading-value="0"/>
    </style:style>
    <style:style style:name="T231" style:family="text">
      <style:text-properties officeooo:rsid="00c7cd2e" fo:background-color="transparent" loext:char-shading-value="0"/>
    </style:style>
    <style:style style:name="T232" style:family="text">
      <style:text-properties officeooo:rsid="006ca8ab" fo:background-color="transparent" loext:char-shading-value="0"/>
    </style:style>
    <style:style style:name="T233" style:family="text">
      <style:text-properties officeooo:rsid="02c57f65" fo:background-color="transparent" loext:char-shading-value="0"/>
    </style:style>
    <style:style style:name="T234" style:family="text">
      <style:text-properties officeooo:rsid="000c002c" fo:background-color="transparent" loext:char-shading-value="0"/>
    </style:style>
    <style:style style:name="T235" style:family="text">
      <style:text-properties officeooo:rsid="00a7f629" fo:background-color="transparent" loext:char-shading-value="0"/>
    </style:style>
    <style:style style:name="T236" style:family="text">
      <style:text-properties officeooo:rsid="01225af8" fo:background-color="transparent" loext:char-shading-value="0"/>
    </style:style>
    <style:style style:name="T237" style:family="text">
      <style:text-properties officeooo:rsid="02cb9704" fo:background-color="transparent" loext:char-shading-value="0"/>
    </style:style>
    <style:style style:name="T238" style:family="text">
      <style:text-properties officeooo:rsid="02cd66e5" fo:background-color="transparent" loext:char-shading-value="0"/>
    </style:style>
    <style:style style:name="T239" style:family="text">
      <style:text-properties officeooo:rsid="02d65b12" fo:background-color="transparent" loext:char-shading-value="0"/>
    </style:style>
    <style:style style:name="T240" style:family="text">
      <style:text-properties officeooo:rsid="02d6cb53" fo:background-color="transparent" loext:char-shading-value="0"/>
    </style:style>
    <style:style style:name="T241" style:family="text">
      <style:text-properties officeooo:rsid="02d83d9b" fo:background-color="transparent" loext:char-shading-value="0"/>
    </style:style>
    <style:style style:name="T242" style:family="text">
      <style:text-properties officeooo:rsid="02d8a162" fo:background-color="transparent" loext:char-shading-value="0"/>
    </style:style>
    <style:style style:name="T243" style:family="text">
      <style:text-properties officeooo:rsid="02d9f122" fo:background-color="transparent" loext:char-shading-value="0"/>
    </style:style>
    <style:style style:name="T244" style:family="text">
      <style:text-properties officeooo:rsid="02da74e3" fo:background-color="transparent" loext:char-shading-value="0"/>
    </style:style>
    <style:style style:name="T245" style:family="text">
      <style:text-properties officeooo:rsid="02db9688" fo:background-color="transparent" loext:char-shading-value="0"/>
    </style:style>
    <style:style style:name="T246" style:family="text">
      <style:text-properties officeooo:rsid="02dc4b74" fo:background-color="transparent" loext:char-shading-value="0"/>
    </style:style>
    <style:style style:name="T247" style:family="text">
      <style:text-properties officeooo:rsid="02dc631b" fo:background-color="transparent" loext:char-shading-value="0"/>
    </style:style>
    <style:style style:name="T248" style:family="text">
      <style:text-properties officeooo:rsid="02dfa59b" fo:background-color="transparent" loext:char-shading-value="0"/>
    </style:style>
    <style:style style:name="T249" style:family="text">
      <style:text-properties officeooo:rsid="0107f003"/>
    </style:style>
    <style:style style:name="T250" style:family="text">
      <style:text-properties officeooo:rsid="0120d5eb"/>
    </style:style>
    <style:style style:name="T251" style:family="text">
      <style:text-properties officeooo:rsid="014d9af2"/>
    </style:style>
    <style:style style:name="T252" style:family="text">
      <style:text-properties officeooo:rsid="010b7b92"/>
    </style:style>
    <style:style style:name="T253" style:family="text">
      <style:text-properties officeooo:rsid="01099bba"/>
    </style:style>
    <style:style style:name="T254" style:family="text">
      <style:text-properties officeooo:rsid="010a44eb"/>
    </style:style>
    <style:style style:name="T255"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256" style:family="text">
      <style:text-properties style:font-name="Liberation Serif" fo:font-style="normal" officeooo:rsid="01c22af0" style:font-style-asian="normal" style:font-style-complex="normal"/>
    </style:style>
    <style:style style:name="T257" style:family="text">
      <style:text-properties style:font-name="Liberation Serif" fo:font-style="normal" officeooo:rsid="01c974c6" style:font-style-asian="normal" style:font-style-complex="normal"/>
    </style:style>
    <style:style style:name="T258" style:family="text">
      <style:text-properties style:font-name="Liberation Serif" fo:font-style="normal" officeooo:rsid="004105e7" style:font-style-asian="normal" style:font-style-complex="normal"/>
    </style:style>
    <style:style style:name="T259" style:family="text">
      <style:text-properties style:font-name="Liberation Serif" fo:font-style="normal" officeooo:rsid="006385f3" style:font-style-asian="normal" style:font-style-complex="normal"/>
    </style:style>
    <style:style style:name="T260" style:family="text">
      <style:text-properties style:font-name="Liberation Serif" fo:font-style="normal" officeooo:rsid="006bd036" style:font-style-asian="normal" style:font-style-complex="normal"/>
    </style:style>
    <style:style style:name="T261" style:family="text">
      <style:text-properties style:font-name="Liberation Serif" fo:font-style="normal" officeooo:rsid="006e9b97" style:font-style-asian="normal" style:font-style-complex="normal"/>
    </style:style>
    <style:style style:name="T262" style:family="text">
      <style:text-properties style:font-name="Liberation Serif" fo:font-style="normal" officeooo:rsid="01cb6dc1" style:font-style-asian="normal" style:font-style-complex="normal"/>
    </style:style>
    <style:style style:name="T263" style:family="text">
      <style:text-properties style:font-name="Liberation Serif" fo:font-style="normal" officeooo:rsid="006fdc09" style:font-style-asian="normal" style:font-style-complex="normal"/>
    </style:style>
    <style:style style:name="T264" style:family="text">
      <style:text-properties style:font-name="Liberation Serif" fo:font-style="normal" officeooo:rsid="00779dfc" style:font-style-asian="normal" style:font-style-complex="normal"/>
    </style:style>
    <style:style style:name="T265" style:family="text">
      <style:text-properties style:font-name="Liberation Serif" fo:font-style="normal" officeooo:rsid="02965ace" style:font-style-asian="normal" style:font-style-complex="normal"/>
    </style:style>
    <style:style style:name="T266" style:family="text">
      <style:text-properties officeooo:rsid="00238e52"/>
    </style:style>
    <style:style style:name="T267" style:family="text">
      <style:text-properties officeooo:rsid="01550866"/>
    </style:style>
    <style:style style:name="T268" style:family="text">
      <style:text-properties officeooo:rsid="01558913"/>
    </style:style>
    <style:style style:name="T269" style:family="text">
      <style:text-properties officeooo:rsid="016615ba"/>
    </style:style>
    <style:style style:name="T270" style:family="text">
      <style:text-properties officeooo:rsid="0155c90a"/>
    </style:style>
    <style:style style:name="T271" style:family="text">
      <style:text-properties officeooo:rsid="0156b110"/>
    </style:style>
    <style:style style:name="T272" style:family="text">
      <style:text-properties officeooo:rsid="015848b4"/>
    </style:style>
    <style:style style:name="T273" style:family="text">
      <style:text-properties officeooo:rsid="0157e142"/>
    </style:style>
    <style:style style:name="T274" style:family="text">
      <style:text-properties officeooo:rsid="015a18cb"/>
    </style:style>
    <style:style style:name="T275" style:family="text">
      <style:text-properties officeooo:rsid="0166eaf2"/>
    </style:style>
    <style:style style:name="T276" style:family="text">
      <style:text-properties officeooo:rsid="015b3493"/>
    </style:style>
    <style:style style:name="T277" style:family="text">
      <style:text-properties officeooo:rsid="015b3bcb"/>
    </style:style>
    <style:style style:name="T278" style:family="text">
      <style:text-properties officeooo:rsid="01604c99"/>
    </style:style>
    <style:style style:name="T279" style:family="text">
      <style:text-properties officeooo:rsid="015e27dd"/>
    </style:style>
    <style:style style:name="T280" style:family="text">
      <style:text-properties officeooo:rsid="015e760e"/>
    </style:style>
    <style:style style:name="T281" style:family="text">
      <style:text-properties officeooo:rsid="015ca516"/>
    </style:style>
    <style:style style:name="T282" style:family="text">
      <style:text-properties officeooo:rsid="007ee346"/>
    </style:style>
    <style:style style:name="T283" style:family="text">
      <style:text-properties officeooo:rsid="00826ad4"/>
    </style:style>
    <style:style style:name="T284" style:family="text">
      <style:text-properties officeooo:rsid="009c2523"/>
    </style:style>
    <style:style style:name="T285" style:family="text">
      <style:text-properties officeooo:rsid="008aa8b9"/>
    </style:style>
    <style:style style:name="T286" style:family="text">
      <style:text-properties officeooo:rsid="016c465e"/>
    </style:style>
    <style:style style:name="T287" style:family="text">
      <style:text-properties officeooo:rsid="016cc64a"/>
    </style:style>
    <style:style style:name="T288" style:family="text">
      <style:text-properties officeooo:rsid="016ed349"/>
    </style:style>
    <style:style style:name="T289" style:family="text">
      <style:text-properties officeooo:rsid="003ebc49"/>
    </style:style>
    <style:style style:name="T290" style:family="text">
      <style:text-properties officeooo:rsid="00c17815"/>
    </style:style>
    <style:style style:name="T291" style:family="text">
      <style:text-properties officeooo:rsid="00c14561"/>
    </style:style>
    <style:style style:name="T292" style:family="text">
      <style:text-properties officeooo:rsid="00c1d2ff"/>
    </style:style>
    <style:style style:name="T293" style:family="text">
      <style:text-properties officeooo:rsid="00dc1daa"/>
    </style:style>
    <style:style style:name="T294" style:family="text">
      <style:text-properties officeooo:rsid="00e280cd"/>
    </style:style>
    <style:style style:name="T295" style:family="text">
      <style:text-properties officeooo:rsid="012ab3f3"/>
    </style:style>
    <style:style style:name="T296" style:family="text">
      <style:text-properties officeooo:rsid="003998d7"/>
    </style:style>
    <style:style style:name="T297" style:family="text">
      <style:text-properties officeooo:rsid="012d106b"/>
    </style:style>
    <style:style style:name="T298" style:family="text">
      <style:text-properties officeooo:rsid="012fdd32"/>
    </style:style>
    <style:style style:name="T299" style:family="text">
      <style:text-properties officeooo:rsid="01747228"/>
    </style:style>
    <style:style style:name="T300" style:family="text">
      <style:text-properties officeooo:rsid="01fda083"/>
    </style:style>
    <style:style style:name="T301" style:family="text">
      <style:text-properties officeooo:rsid="01a51daf"/>
    </style:style>
    <style:style style:name="T302" style:family="text">
      <style:text-properties officeooo:rsid="01ff6eac"/>
    </style:style>
    <style:style style:name="T303" style:family="text">
      <style:text-properties officeooo:rsid="01ff961f"/>
    </style:style>
    <style:style style:name="T304" style:family="text">
      <style:text-properties officeooo:rsid="01ad3b6d"/>
    </style:style>
    <style:style style:name="T305" style:family="text">
      <style:text-properties officeooo:rsid="01ae6800"/>
    </style:style>
    <style:style style:name="T306" style:family="text">
      <style:text-properties officeooo:rsid="01b79b49"/>
    </style:style>
    <style:style style:name="T307" style:family="text">
      <style:text-properties officeooo:rsid="01b96c74"/>
    </style:style>
    <style:style style:name="T308" style:family="text">
      <style:text-properties fo:font-style="normal" officeooo:rsid="01b96c74" style:font-style-asian="normal" style:font-style-complex="normal"/>
    </style:style>
    <style:style style:name="T309" style:family="text">
      <style:text-properties fo:font-style="normal" officeooo:rsid="01c577bd" style:font-style-asian="normal" style:font-style-complex="normal"/>
    </style:style>
    <style:style style:name="T310" style:family="text">
      <style:text-properties fo:font-style="normal" officeooo:rsid="01c8448b" style:font-style-asian="normal" style:font-style-complex="normal"/>
    </style:style>
    <style:style style:name="T311" style:family="text">
      <style:text-properties fo:font-style="normal" officeooo:rsid="01c22af0" style:font-style-asian="normal" style:font-style-complex="normal"/>
    </style:style>
    <style:style style:name="T312" style:family="text">
      <style:text-properties fo:font-style="normal" officeooo:rsid="01c974c6" style:font-style-asian="normal" style:font-style-complex="normal"/>
    </style:style>
    <style:style style:name="T313" style:family="text">
      <style:text-properties fo:font-style="normal" officeooo:rsid="01cb6dc1" style:font-style-asian="normal" style:font-style-complex="normal"/>
    </style:style>
    <style:style style:name="T314" style:family="text">
      <style:text-properties fo:font-style="normal" officeooo:rsid="01d429dc" style:font-style-asian="normal" style:font-style-complex="normal"/>
    </style:style>
    <style:style style:name="T315" style:family="text">
      <style:text-properties fo:font-style="normal" officeooo:rsid="01d598fa" style:font-style-asian="normal" style:font-style-complex="normal"/>
    </style:style>
    <style:style style:name="T316" style:family="text">
      <style:text-properties fo:font-style="normal" officeooo:rsid="00471ad2" style:font-style-asian="normal" style:font-style-complex="normal"/>
    </style:style>
    <style:style style:name="T317" style:family="text">
      <style:text-properties fo:font-style="normal" officeooo:rsid="00486ee6" style:font-style-asian="normal" style:font-style-complex="normal"/>
    </style:style>
    <style:style style:name="T318" style:family="text">
      <style:text-properties fo:font-style="normal" officeooo:rsid="00560781" style:font-style-asian="normal" style:font-style-complex="normal"/>
    </style:style>
    <style:style style:name="T319" style:family="text">
      <style:text-properties fo:font-style="normal" officeooo:rsid="004105e7" style:font-style-asian="normal" style:font-style-complex="normal"/>
    </style:style>
    <style:style style:name="T320" style:family="text">
      <style:text-properties fo:font-style="normal" officeooo:rsid="0043b7ee" style:font-style-asian="normal" style:font-style-complex="normal"/>
    </style:style>
    <style:style style:name="T321" style:family="text">
      <style:text-properties fo:font-style="normal" officeooo:rsid="0041ee22" style:font-style-asian="normal" style:font-style-complex="normal"/>
    </style:style>
    <style:style style:name="T322" style:family="text">
      <style:text-properties fo:font-style="normal" officeooo:rsid="005f3333" style:font-style-asian="normal" style:font-style-complex="normal"/>
    </style:style>
    <style:style style:name="T323" style:family="text">
      <style:text-properties fo:font-style="normal" officeooo:rsid="006385f3" style:font-style-asian="normal" style:font-style-complex="normal"/>
    </style:style>
    <style:style style:name="T324" style:family="text">
      <style:text-properties fo:font-style="normal" officeooo:rsid="00659dbb" style:font-style-asian="normal" style:font-style-complex="normal"/>
    </style:style>
    <style:style style:name="T325" style:family="text">
      <style:text-properties fo:font-style="normal" officeooo:rsid="006bd036" style:font-style-asian="normal" style:font-style-complex="normal"/>
    </style:style>
    <style:style style:name="T326" style:family="text">
      <style:text-properties fo:font-style="normal" officeooo:rsid="006d1d7f" style:font-style-asian="normal" style:font-style-complex="normal"/>
    </style:style>
    <style:style style:name="T327" style:family="text">
      <style:text-properties fo:font-style="normal" officeooo:rsid="006e9b97" style:font-style-asian="normal" style:font-style-complex="normal"/>
    </style:style>
    <style:style style:name="T328" style:family="text">
      <style:text-properties fo:font-style="normal" officeooo:rsid="007ab37a" style:font-style-asian="normal" style:font-style-complex="normal"/>
    </style:style>
    <style:style style:name="T329" style:family="text">
      <style:text-properties fo:font-style="normal" officeooo:rsid="007bd057" style:font-style-asian="normal" style:font-style-complex="normal"/>
    </style:style>
    <style:style style:name="T330" style:family="text">
      <style:text-properties fo:font-style="normal" officeooo:rsid="0088c443" style:font-style-asian="normal" style:font-style-complex="normal"/>
    </style:style>
    <style:style style:name="T331" style:family="text">
      <style:text-properties fo:font-style="normal" officeooo:rsid="00a363e0" style:font-style-asian="normal" style:font-style-complex="normal"/>
    </style:style>
    <style:style style:name="T332" style:family="text">
      <style:text-properties fo:font-style="normal" officeooo:rsid="00a518f5" style:font-style-asian="normal" style:font-style-complex="normal"/>
    </style:style>
    <style:style style:name="T333" style:family="text">
      <style:text-properties fo:font-style="normal" officeooo:rsid="0029a579" style:font-style-asian="normal" style:font-style-complex="normal"/>
    </style:style>
    <style:style style:name="T334" style:family="text">
      <style:text-properties fo:font-style="normal" officeooo:rsid="01ae6800" style:font-style-asian="normal" style:font-style-complex="normal"/>
    </style:style>
    <style:style style:name="T335" style:family="text">
      <style:text-properties fo:font-style="normal" officeooo:rsid="00a6f768" style:font-style-asian="normal" style:font-style-complex="normal"/>
    </style:style>
    <style:style style:name="T336" style:family="text">
      <style:text-properties fo:font-style="normal" officeooo:rsid="00a69b77" style:font-style-asian="normal" style:font-style-complex="normal"/>
    </style:style>
    <style:style style:name="T337" style:family="text">
      <style:text-properties fo:font-style="normal" officeooo:rsid="00a70aa0" style:font-style-asian="normal" style:font-style-complex="normal"/>
    </style:style>
    <style:style style:name="T338" style:family="text">
      <style:text-properties fo:font-style="normal" officeooo:rsid="00a8b9c9" style:font-style-asian="normal" style:font-style-complex="normal"/>
    </style:style>
    <style:style style:name="T339" style:family="text">
      <style:text-properties fo:font-style="normal" officeooo:rsid="028675e6" style:font-style-asian="normal" style:font-style-complex="normal"/>
    </style:style>
    <style:style style:name="T340" style:family="text">
      <style:text-properties fo:font-style="normal" officeooo:rsid="02878eab" style:font-style-asian="normal" style:font-style-complex="normal"/>
    </style:style>
    <style:style style:name="T341" style:family="text">
      <style:text-properties fo:font-style="normal" officeooo:rsid="028970d8" style:font-style-asian="normal" style:font-style-complex="normal"/>
    </style:style>
    <style:style style:name="T342" style:family="text">
      <style:text-properties fo:font-style="normal" officeooo:rsid="028a85a4" style:font-style-asian="normal" style:font-style-complex="normal"/>
    </style:style>
    <style:style style:name="T343" style:family="text">
      <style:text-properties fo:font-style="normal" officeooo:rsid="02903ee5" style:font-style-asian="normal" style:font-style-complex="normal"/>
    </style:style>
    <style:style style:name="T344" style:family="text">
      <style:text-properties fo:font-style="normal" officeooo:rsid="029167f5" style:font-style-asian="normal" style:font-style-complex="normal"/>
    </style:style>
    <style:style style:name="T345" style:family="text">
      <style:text-properties fo:font-style="normal" officeooo:rsid="0291e7a6" style:font-style-asian="normal" style:font-style-complex="normal"/>
    </style:style>
    <style:style style:name="T346" style:family="text">
      <style:text-properties fo:font-style="normal" officeooo:rsid="01bc8c1d" style:font-style-asian="normal" style:font-style-complex="normal"/>
    </style:style>
    <style:style style:name="T347" style:family="text">
      <style:text-properties fo:font-style="normal" officeooo:rsid="029353b9" style:font-style-asian="normal" style:font-style-complex="normal"/>
    </style:style>
    <style:style style:name="T348" style:family="text">
      <style:text-properties fo:font-style="normal" officeooo:rsid="01bef5f4" style:font-style-asian="normal" style:font-style-complex="normal"/>
    </style:style>
    <style:style style:name="T349" style:family="text">
      <style:text-properties fo:font-style="normal" officeooo:rsid="005a1a5a" style:font-style-asian="normal" style:font-style-complex="normal"/>
    </style:style>
    <style:style style:name="T350" style:family="text">
      <style:text-properties fo:font-style="normal" officeooo:rsid="01bfc8da" style:font-style-asian="normal" style:font-style-complex="normal"/>
    </style:style>
    <style:style style:name="T351" style:family="text">
      <style:text-properties fo:font-style="normal" officeooo:rsid="02935902" style:font-style-asian="normal" style:font-style-complex="normal"/>
    </style:style>
    <style:style style:name="T352" style:family="text">
      <style:text-properties fo:font-style="normal" officeooo:rsid="02962974" style:font-style-asian="normal" style:font-style-complex="normal"/>
    </style:style>
    <style:style style:name="T353" style:family="text">
      <style:text-properties fo:font-style="normal" officeooo:rsid="02965ace" style:font-style-asian="normal" style:font-style-complex="normal"/>
    </style:style>
    <style:style style:name="T354" style:family="text">
      <style:text-properties fo:font-style="normal" officeooo:rsid="0033763f" style:font-style-asian="normal" style:font-style-complex="normal"/>
    </style:style>
    <style:style style:name="T355" style:family="text">
      <style:text-properties fo:font-style="normal" officeooo:rsid="0033fecc" style:font-style-asian="normal" style:font-style-complex="normal"/>
    </style:style>
    <style:style style:name="T356" style:family="text">
      <style:text-properties fo:font-style="normal" officeooo:rsid="003acb8d" style:font-style-asian="normal" style:font-style-complex="normal"/>
    </style:style>
    <style:style style:name="T357" style:family="text">
      <style:text-properties fo:font-style="normal" officeooo:rsid="029ecd74" style:font-style-asian="normal" style:font-style-complex="normal"/>
    </style:style>
    <style:style style:name="T358" style:family="text">
      <style:text-properties fo:font-style="normal" officeooo:rsid="02a09f2f" style:font-style-asian="normal" style:font-style-complex="normal"/>
    </style:style>
    <style:style style:name="T359" style:family="text">
      <style:text-properties fo:font-style="normal" officeooo:rsid="02a245c3" style:font-style-asian="normal" style:font-style-complex="normal"/>
    </style:style>
    <style:style style:name="T360" style:family="text">
      <style:text-properties fo:font-style="normal" officeooo:rsid="0064a0d3" style:font-style-asian="normal" style:font-style-complex="normal"/>
    </style:style>
    <style:style style:name="T361" style:family="text">
      <style:text-properties fo:font-style="normal" officeooo:rsid="02b58094" style:font-style-asian="normal" style:font-style-complex="normal"/>
    </style:style>
    <style:style style:name="T362" style:family="text">
      <style:text-properties fo:font-style="normal" officeooo:rsid="02b807fc" style:font-style-asian="normal" style:font-style-complex="normal"/>
    </style:style>
    <style:style style:name="T363" style:family="text">
      <style:text-properties fo:font-style="normal" officeooo:rsid="02b9bd77" style:font-style-asian="normal" style:font-style-complex="normal"/>
    </style:style>
    <style:style style:name="T364" style:family="text">
      <style:text-properties fo:font-style="normal" officeooo:rsid="02c084d6" style:font-style-asian="normal" style:font-style-complex="normal"/>
    </style:style>
    <style:style style:name="T365" style:family="text">
      <style:text-properties fo:font-style="normal" officeooo:rsid="01cfd0ad" fo:background-color="transparent" loext:char-shading-value="0" style:font-style-asian="normal" style:font-style-complex="normal"/>
    </style:style>
    <style:style style:name="T366" style:family="text">
      <style:text-properties fo:font-style="normal" officeooo:rsid="0273e184" fo:background-color="transparent" loext:char-shading-value="0" style:font-style-asian="normal" style:font-style-complex="normal"/>
    </style:style>
    <style:style style:name="T367" style:family="text">
      <style:text-properties fo:font-style="normal" officeooo:rsid="004105e7" fo:background-color="transparent" loext:char-shading-value="0" style:font-style-asian="normal" style:font-style-complex="normal"/>
    </style:style>
    <style:style style:name="T368" style:family="text">
      <style:text-properties fo:font-style="normal" officeooo:rsid="0043b7ee" fo:background-color="transparent" loext:char-shading-value="0" style:font-style-asian="normal" style:font-style-complex="normal"/>
    </style:style>
    <style:style style:name="T369" style:family="text">
      <style:text-properties fo:font-style="normal" officeooo:rsid="0041ee22" fo:background-color="transparent" loext:char-shading-value="0" style:font-style-asian="normal" style:font-style-complex="normal"/>
    </style:style>
    <style:style style:name="T370" style:family="text">
      <style:text-properties fo:font-style="normal" officeooo:rsid="029534da" fo:background-color="transparent" loext:char-shading-value="0" style:font-style-asian="normal" style:font-style-complex="normal"/>
    </style:style>
    <style:style style:name="T371" style:family="text">
      <style:text-properties fo:font-style="normal" officeooo:rsid="01ae4f24" fo:background-color="transparent" loext:char-shading-value="0" style:font-style-asian="normal" style:font-style-complex="normal"/>
    </style:style>
    <style:style style:name="T372" style:family="text">
      <style:text-properties fo:font-style="normal" officeooo:rsid="0278e37a" fo:background-color="transparent" loext:char-shading-value="0" style:font-style-asian="normal" style:font-style-complex="normal"/>
    </style:style>
    <style:style style:name="T373" style:family="text">
      <style:text-properties fo:font-style="normal" officeooo:rsid="0081267a" fo:background-color="transparent" loext:char-shading-value="0" style:font-style-asian="normal" style:font-style-complex="normal"/>
    </style:style>
    <style:style style:name="T374" style:family="text">
      <style:text-properties fo:font-style="normal" officeooo:rsid="007f44d7" fo:background-color="transparent" loext:char-shading-value="0" style:font-style-asian="normal" style:font-style-complex="normal"/>
    </style:style>
    <style:style style:name="T375" style:family="text">
      <style:text-properties fo:font-style="normal" officeooo:rsid="00829f38" fo:background-color="transparent" loext:char-shading-value="0" style:font-style-asian="normal" style:font-style-complex="normal"/>
    </style:style>
    <style:style style:name="T376" style:family="text">
      <style:text-properties fo:font-style="normal" officeooo:rsid="007f6d75" fo:background-color="transparent" loext:char-shading-value="0" style:font-style-asian="normal" style:font-style-complex="normal"/>
    </style:style>
    <style:style style:name="T377" style:family="text">
      <style:text-properties fo:font-style="normal" officeooo:rsid="029ad28f" fo:background-color="transparent" loext:char-shading-value="0" style:font-style-asian="normal" style:font-style-complex="normal"/>
    </style:style>
    <style:style style:name="T378" style:family="text">
      <style:text-properties fo:font-style="normal" officeooo:rsid="02a30d92" fo:background-color="transparent" loext:char-shading-value="0" style:font-style-asian="normal" style:font-style-complex="normal"/>
    </style:style>
    <style:style style:name="T379" style:family="text">
      <style:text-properties fo:font-style="normal" officeooo:rsid="02a6cf47" fo:background-color="transparent" loext:char-shading-value="0" style:font-style-asian="normal" style:font-style-complex="normal"/>
    </style:style>
    <style:style style:name="T380" style:family="text">
      <style:text-properties fo:font-style="normal" officeooo:rsid="02a7d0da" fo:background-color="transparent" loext:char-shading-value="0" style:font-style-asian="normal" style:font-style-complex="normal"/>
    </style:style>
    <style:style style:name="T381" style:family="text">
      <style:text-properties fo:font-style="normal" officeooo:rsid="02b65492" fo:background-color="transparent" loext:char-shading-value="0" style:font-style-asian="normal" style:font-style-complex="normal"/>
    </style:style>
    <style:style style:name="T382" style:family="text">
      <style:text-properties fo:font-style="normal" officeooo:rsid="02b797b2" fo:background-color="transparent" loext:char-shading-value="0" style:font-style-asian="normal" style:font-style-complex="normal"/>
    </style:style>
    <style:style style:name="T383" style:family="text">
      <style:text-properties fo:font-style="normal" officeooo:rsid="02b807fc" fo:background-color="transparent" loext:char-shading-value="0" style:font-style-asian="normal" style:font-style-complex="normal"/>
    </style:style>
    <style:style style:name="T384" style:family="text">
      <style:text-properties fo:font-style="normal" officeooo:rsid="02ba3df7" fo:background-color="transparent" loext:char-shading-value="0" style:font-style-asian="normal" style:font-style-complex="normal"/>
    </style:style>
    <style:style style:name="T385" style:family="text">
      <style:text-properties fo:font-style="normal" officeooo:rsid="02ba9540" fo:background-color="transparent" loext:char-shading-value="0" style:font-style-asian="normal" style:font-style-complex="normal"/>
    </style:style>
    <style:style style:name="T386" style:family="text">
      <style:text-properties fo:font-style="normal" officeooo:rsid="02be1a08" fo:background-color="transparent" loext:char-shading-value="0" style:font-style-asian="normal" style:font-style-complex="normal"/>
    </style:style>
    <style:style style:name="T387" style:family="text">
      <style:text-properties officeooo:rsid="0023fb22"/>
    </style:style>
    <style:style style:name="T388" style:family="text">
      <style:text-properties officeooo:rsid="0026578a"/>
    </style:style>
    <style:style style:name="T389" style:family="text">
      <style:text-properties officeooo:rsid="0028391e"/>
    </style:style>
    <style:style style:name="T390" style:family="text">
      <style:text-properties officeooo:rsid="002947ac"/>
    </style:style>
    <style:style style:name="T391" style:family="text">
      <style:text-properties officeooo:rsid="0029a579"/>
    </style:style>
    <style:style style:name="T392" style:family="text">
      <style:text-properties officeooo:rsid="002b4b87"/>
    </style:style>
    <style:style style:name="T393" style:family="text">
      <style:text-properties officeooo:rsid="002be240"/>
    </style:style>
    <style:style style:name="T394" style:family="text">
      <style:text-properties officeooo:rsid="0033763f"/>
    </style:style>
    <style:style style:name="T395" style:family="text">
      <style:text-properties officeooo:rsid="0033fecc"/>
    </style:style>
    <style:style style:name="T396" style:family="text">
      <style:text-properties officeooo:rsid="003513f6"/>
    </style:style>
    <style:style style:name="T397" style:family="text">
      <style:text-properties officeooo:rsid="0035d2b8"/>
    </style:style>
    <style:style style:name="T398" style:family="text">
      <style:text-properties officeooo:rsid="003892e8"/>
    </style:style>
    <style:style style:name="T399" style:family="text">
      <style:text-properties officeooo:rsid="003acb8d"/>
    </style:style>
    <style:style style:name="T400" style:family="text">
      <style:text-properties officeooo:rsid="003b6923"/>
    </style:style>
    <style:style style:name="T401" style:family="text">
      <style:text-properties officeooo:rsid="004105e7"/>
    </style:style>
    <style:style style:name="T402" style:family="text">
      <style:text-properties officeooo:rsid="0041ee22"/>
    </style:style>
    <style:style style:name="T403" style:family="text">
      <style:text-properties officeooo:rsid="0043b7ee"/>
    </style:style>
    <style:style style:name="T404" style:family="text">
      <style:text-properties officeooo:rsid="0043d1e8"/>
    </style:style>
    <style:style style:name="T405" style:family="text">
      <style:text-properties officeooo:rsid="0044ff71"/>
    </style:style>
    <style:style style:name="T406" style:family="text">
      <style:text-properties officeooo:rsid="004953f7"/>
    </style:style>
    <style:style style:name="T407" style:family="text">
      <style:text-properties officeooo:rsid="00556b1f"/>
    </style:style>
    <style:style style:name="T408" style:family="text">
      <style:text-properties officeooo:rsid="009035ff"/>
    </style:style>
    <style:style style:name="T409" style:family="text">
      <style:text-properties officeooo:rsid="00915906"/>
    </style:style>
    <style:style style:name="T410" style:family="text">
      <style:text-properties officeooo:rsid="009248bd"/>
    </style:style>
    <style:style style:name="T411" style:family="text">
      <style:text-properties officeooo:rsid="00935d50"/>
    </style:style>
    <style:style style:name="T412" style:family="text">
      <style:text-properties officeooo:rsid="0094c187"/>
    </style:style>
    <style:style style:name="T413" style:family="text">
      <style:text-properties officeooo:rsid="0095eceb"/>
    </style:style>
    <style:style style:name="T414" style:family="text">
      <style:text-properties officeooo:rsid="0097379b"/>
    </style:style>
    <style:style style:name="T415" style:family="text">
      <style:text-properties officeooo:rsid="00985a1e"/>
    </style:style>
    <style:style style:name="T416" style:family="text">
      <style:text-properties officeooo:rsid="0099a862"/>
    </style:style>
    <style:style style:name="T417" style:family="text">
      <style:text-properties officeooo:rsid="0099f196"/>
    </style:style>
    <style:style style:name="T418" style:family="text">
      <style:text-properties officeooo:rsid="009be96c"/>
    </style:style>
    <style:style style:name="T419" style:family="text">
      <style:text-properties officeooo:rsid="009db9a0"/>
    </style:style>
    <style:style style:name="T420" style:family="text">
      <style:text-properties officeooo:rsid="00a518f5"/>
    </style:style>
    <style:style style:name="T421" style:family="text">
      <style:text-properties officeooo:rsid="00aa8bab"/>
    </style:style>
    <style:style style:name="T422" style:family="text">
      <style:text-properties officeooo:rsid="00ae235a"/>
    </style:style>
    <style:style style:name="T423" style:family="text">
      <style:text-properties officeooo:rsid="00b0c596"/>
    </style:style>
    <style:style style:name="T424" style:family="text">
      <style:text-properties officeooo:rsid="00b143d0"/>
    </style:style>
    <style:style style:name="T425" style:family="text">
      <style:text-properties officeooo:rsid="00b181d3"/>
    </style:style>
    <style:style style:name="T426" style:family="text">
      <style:text-properties officeooo:rsid="00b20a50"/>
    </style:style>
    <style:style style:name="T427" style:family="text">
      <style:text-properties officeooo:rsid="00b22c52"/>
    </style:style>
    <style:style style:name="T428" style:family="text">
      <style:text-properties officeooo:rsid="00b23c83"/>
    </style:style>
    <style:style style:name="T429" style:family="text">
      <style:text-properties officeooo:rsid="00b2e746"/>
    </style:style>
    <style:style style:name="T430" style:family="text">
      <style:text-properties officeooo:rsid="00b49483"/>
    </style:style>
    <style:style style:name="T431" style:family="text">
      <style:text-properties officeooo:rsid="00b59fc5"/>
    </style:style>
    <style:style style:name="T432" style:family="text">
      <style:text-properties officeooo:rsid="00b7f56e"/>
    </style:style>
    <style:style style:name="T433" style:family="text">
      <style:text-properties officeooo:rsid="00b9151a"/>
    </style:style>
    <style:style style:name="T434" style:family="text">
      <style:text-properties officeooo:rsid="00baa1aa"/>
    </style:style>
    <style:style style:name="T435" style:family="text">
      <style:text-properties officeooo:rsid="00c20c1b"/>
    </style:style>
    <style:style style:name="T436" style:family="text">
      <style:text-properties officeooo:rsid="00c69bab"/>
    </style:style>
    <style:style style:name="T437" style:family="text">
      <style:text-properties officeooo:rsid="00ca8af3"/>
    </style:style>
    <style:style style:name="T438" style:family="text">
      <style:text-properties officeooo:rsid="00cca909"/>
    </style:style>
    <style:style style:name="T439" style:family="text">
      <style:text-properties officeooo:rsid="00cd1520"/>
    </style:style>
    <style:style style:name="T440" style:family="text">
      <style:text-properties officeooo:rsid="00ce3066"/>
    </style:style>
    <style:style style:name="T441" style:family="text">
      <style:text-properties officeooo:rsid="00cfea1c"/>
    </style:style>
    <style:style style:name="T442" style:family="text">
      <style:text-properties officeooo:rsid="00d36007"/>
    </style:style>
    <style:style style:name="T443" style:family="text">
      <style:text-properties officeooo:rsid="00d5fac0"/>
    </style:style>
    <style:style style:name="T444" style:family="text">
      <style:text-properties officeooo:rsid="00d64a24"/>
    </style:style>
    <style:style style:name="T445" style:family="text">
      <style:text-properties officeooo:rsid="00d77861"/>
    </style:style>
    <style:style style:name="T446" style:family="text">
      <style:text-properties officeooo:rsid="00d7d431"/>
    </style:style>
    <style:style style:name="T447" style:family="text">
      <style:text-properties officeooo:rsid="00da9728"/>
    </style:style>
    <style:style style:name="T448" style:family="text">
      <style:text-properties officeooo:rsid="00dafa2d"/>
    </style:style>
    <style:style style:name="T449" style:family="text">
      <style:text-properties officeooo:rsid="00db73a1"/>
    </style:style>
    <style:style style:name="T450" style:family="text">
      <style:text-properties officeooo:rsid="00de909a"/>
    </style:style>
    <style:style style:name="T451" style:family="text">
      <style:text-properties officeooo:rsid="00e3a23c"/>
    </style:style>
    <style:style style:name="T452" style:family="text">
      <style:text-properties officeooo:rsid="00edea01"/>
    </style:style>
    <style:style style:name="T453" style:family="text">
      <style:text-properties officeooo:rsid="00f0fa8e"/>
    </style:style>
    <style:style style:name="T454" style:family="text">
      <style:text-properties officeooo:rsid="00f1bd9d"/>
    </style:style>
    <style:style style:name="T455" style:family="text">
      <style:text-properties officeooo:rsid="00f3691e"/>
    </style:style>
    <style:style style:name="T456" style:family="text">
      <style:text-properties officeooo:rsid="00f455bd"/>
    </style:style>
    <style:style style:name="T457" style:family="text">
      <style:text-properties officeooo:rsid="00f5ecbd"/>
    </style:style>
    <style:style style:name="T458" style:family="text">
      <style:text-properties officeooo:rsid="00f63bc5"/>
    </style:style>
    <style:style style:name="T459" style:family="text">
      <style:text-properties officeooo:rsid="00f83f22"/>
    </style:style>
    <style:style style:name="T460" style:family="text">
      <style:text-properties officeooo:rsid="00f9756d"/>
    </style:style>
    <style:style style:name="T461" style:family="text">
      <style:text-properties officeooo:rsid="00fd232c"/>
    </style:style>
    <style:style style:name="T462" style:family="text">
      <style:text-properties officeooo:rsid="00fecdfb"/>
    </style:style>
    <style:style style:name="T463" style:family="text">
      <style:text-properties officeooo:rsid="0106cbdd"/>
    </style:style>
    <style:style style:name="T464" style:family="text">
      <style:text-properties officeooo:rsid="0112edf5"/>
    </style:style>
    <style:style style:name="T465" style:family="text">
      <style:text-properties officeooo:rsid="011923bf"/>
    </style:style>
    <style:style style:name="T466" style:family="text">
      <style:text-properties officeooo:rsid="0119fabc"/>
    </style:style>
    <style:style style:name="T467" style:family="text">
      <style:text-properties officeooo:rsid="011b189f"/>
    </style:style>
    <style:style style:name="T468" style:family="text">
      <style:text-properties officeooo:rsid="011b87d2"/>
    </style:style>
    <style:style style:name="T469" style:family="text">
      <style:text-properties officeooo:rsid="011cbf5c"/>
    </style:style>
    <style:style style:name="T470" style:family="text">
      <style:text-properties officeooo:rsid="012a1dd5"/>
    </style:style>
    <style:style style:name="T471" style:family="text">
      <style:text-properties officeooo:rsid="012a7133"/>
    </style:style>
    <style:style style:name="T472" style:family="text">
      <style:text-properties officeooo:rsid="012aadf2"/>
    </style:style>
    <style:style style:name="T473" style:family="text">
      <style:text-properties officeooo:rsid="012b6148"/>
    </style:style>
    <style:style style:name="T474" style:family="text">
      <style:text-properties officeooo:rsid="012be8ec"/>
    </style:style>
    <style:style style:name="T475" style:family="text">
      <style:text-properties officeooo:rsid="012c7d68"/>
    </style:style>
    <style:style style:name="T476" style:family="text">
      <style:text-properties officeooo:rsid="014b3a3d"/>
    </style:style>
    <style:style style:name="T477" style:family="text">
      <style:text-properties officeooo:rsid="01629133"/>
    </style:style>
    <style:style style:name="T478" style:family="text">
      <style:text-properties officeooo:rsid="01631218"/>
    </style:style>
    <style:style style:name="T479" style:family="text">
      <style:text-properties officeooo:rsid="018673d7"/>
    </style:style>
    <style:style style:name="T480" style:family="text">
      <style:text-properties officeooo:rsid="013334e7"/>
    </style:style>
    <style:style style:name="T481" style:family="text">
      <style:text-properties officeooo:rsid="0134a6f1"/>
    </style:style>
    <style:style style:name="T482" style:family="text">
      <style:text-properties officeooo:rsid="01399b2b"/>
    </style:style>
    <style:style style:name="T483" style:family="text">
      <style:text-properties officeooo:rsid="0136b289"/>
    </style:style>
    <style:style style:name="T484" style:family="text">
      <style:text-properties officeooo:rsid="01360675"/>
    </style:style>
    <style:style style:name="T485" style:family="text">
      <style:text-properties officeooo:rsid="0138909a"/>
    </style:style>
    <style:style style:name="T486" style:family="text">
      <style:text-properties officeooo:rsid="000cd2c8"/>
    </style:style>
    <style:style style:name="T487" style:family="text">
      <style:text-properties officeooo:rsid="00a9445a"/>
    </style:style>
    <style:style style:name="T488" style:family="text">
      <style:text-properties officeooo:rsid="00747a60"/>
    </style:style>
    <style:style style:name="T489" style:family="text">
      <style:text-properties officeooo:rsid="000e24a9"/>
    </style:style>
    <style:style style:name="T490" style:family="text">
      <style:text-properties officeooo:rsid="016f5db0"/>
    </style:style>
    <style:style style:name="T491" style:family="text">
      <style:text-properties officeooo:rsid="003f2c0f"/>
    </style:style>
    <style:style style:name="T492" style:family="text">
      <style:text-properties officeooo:rsid="0169eb30"/>
    </style:style>
    <style:style style:name="T493" style:family="text">
      <style:text-properties officeooo:rsid="01251bd0"/>
    </style:style>
    <style:style style:name="T494" style:family="text">
      <style:text-properties officeooo:rsid="00ad67cc"/>
    </style:style>
    <style:style style:name="T495" style:family="text">
      <style:text-properties officeooo:rsid="0170965e"/>
    </style:style>
    <style:style style:name="T496" style:family="text">
      <style:text-properties officeooo:rsid="01729272"/>
    </style:style>
    <style:style style:name="T497" style:family="text">
      <style:text-properties officeooo:rsid="0125a5a5"/>
    </style:style>
    <style:style style:name="T498" style:family="text">
      <style:text-properties officeooo:rsid="01955b7c"/>
    </style:style>
    <style:style style:name="T499" style:family="text">
      <style:text-properties officeooo:rsid="01988f79"/>
    </style:style>
    <style:style style:name="T500" style:family="text">
      <style:text-properties officeooo:rsid="01991d3a"/>
    </style:style>
    <style:style style:name="T501" style:family="text">
      <style:text-properties officeooo:rsid="01995394"/>
    </style:style>
    <style:style style:name="T502" style:family="text">
      <style:text-properties officeooo:rsid="019a047c"/>
    </style:style>
    <style:style style:name="T503" style:family="text">
      <style:text-properties officeooo:rsid="01ace619"/>
    </style:style>
    <style:style style:name="T504" style:family="text">
      <style:text-properties officeooo:rsid="01ae9919"/>
    </style:style>
    <style:style style:name="T505" style:family="text">
      <style:text-properties officeooo:rsid="01af3f80"/>
    </style:style>
    <style:style style:name="T506" style:family="text">
      <style:text-properties officeooo:rsid="01b2b4e2"/>
    </style:style>
    <style:style style:name="T507" style:family="text">
      <style:text-properties officeooo:rsid="01b477b6"/>
    </style:style>
    <style:style style:name="T508" style:family="text">
      <style:text-properties officeooo:rsid="01c6650b"/>
    </style:style>
    <style:style style:name="T509" style:family="text">
      <style:text-properties officeooo:rsid="02469277"/>
    </style:style>
    <style:style style:name="T510" style:family="text">
      <style:text-properties officeooo:rsid="027aebd7"/>
    </style:style>
    <style:style style:name="T511" style:family="text">
      <style:text-properties officeooo:rsid="02926012"/>
    </style:style>
    <style:style style:name="T512" style:family="text">
      <style:text-properties officeooo:rsid="02968e96"/>
    </style:style>
    <style:style style:name="T513" style:family="text">
      <style:text-properties officeooo:rsid="029ac05c"/>
    </style:style>
    <style:style style:name="T514" style:family="text">
      <style:text-properties officeooo:rsid="029bf729"/>
    </style:style>
    <style:style style:name="T515" style:family="text">
      <style:text-properties officeooo:rsid="029c9256"/>
    </style:style>
    <style:style style:name="T516" style:family="text">
      <style:text-properties officeooo:rsid="029cdd55"/>
    </style:style>
    <style:style style:name="T517" style:family="text">
      <style:text-properties officeooo:rsid="029d0a01"/>
    </style:style>
    <style:style style:name="T518" style:family="text">
      <style:text-properties officeooo:rsid="02a484eb"/>
    </style:style>
    <style:style style:name="T519" style:family="text">
      <style:text-properties officeooo:rsid="02a4be5e"/>
    </style:style>
    <style:style style:name="T520" style:family="text">
      <style:text-properties officeooo:rsid="02a4e105"/>
    </style:style>
    <style:style style:name="T521" style:family="text">
      <style:text-properties officeooo:rsid="02a6cf47"/>
    </style:style>
    <style:style style:name="T522" style:family="text">
      <style:text-properties officeooo:rsid="02a92c04"/>
    </style:style>
    <style:style style:name="T523" style:family="text">
      <style:text-properties officeooo:rsid="02abb0e1"/>
    </style:style>
    <style:style style:name="T524" style:family="text">
      <style:text-properties officeooo:rsid="02ac22b5"/>
    </style:style>
    <style:style style:name="T525" style:family="text">
      <style:text-properties officeooo:rsid="02af5b99"/>
    </style:style>
    <style:style style:name="T526" style:family="text">
      <style:text-properties officeooo:rsid="02b0e018"/>
    </style:style>
    <style:style style:name="T527" style:family="text">
      <style:text-properties officeooo:rsid="02b3be95"/>
    </style:style>
    <style:style style:name="T528" style:family="text">
      <style:text-properties officeooo:rsid="01560c82"/>
    </style:style>
    <style:style style:name="T529" style:family="text">
      <style:text-properties officeooo:rsid="014208c3"/>
    </style:style>
    <style:style style:name="T530" style:family="text">
      <style:text-properties officeooo:rsid="01449eea"/>
    </style:style>
    <style:style style:name="T531" style:family="text">
      <style:text-properties officeooo:rsid="0144e417"/>
    </style:style>
    <style:style style:name="T532" style:family="text">
      <style:text-properties officeooo:rsid="0145efd6"/>
    </style:style>
    <style:style style:name="T533" style:family="text">
      <style:text-properties officeooo:rsid="01583671"/>
    </style:style>
    <style:style style:name="T534" style:family="text">
      <style:text-properties officeooo:rsid="0146c036"/>
    </style:style>
    <style:style style:name="T535" style:family="text">
      <style:text-properties officeooo:rsid="0147d150"/>
    </style:style>
    <style:style style:name="T536" style:family="text">
      <style:text-properties officeooo:rsid="02ce756f"/>
    </style:style>
    <style:style style:name="T537" style:family="text">
      <style:text-properties officeooo:rsid="02cfe067"/>
    </style:style>
    <style:style style:name="T538" style:family="text">
      <style:text-properties officeooo:rsid="02d0e00a"/>
    </style:style>
    <style:style style:name="T539" style:family="text">
      <style:text-properties officeooo:rsid="02d20e03"/>
    </style:style>
    <style:style style:name="T540" style:family="text">
      <style:text-properties officeooo:rsid="02d32b33"/>
    </style:style>
    <style:style style:name="T541" style:family="text">
      <style:text-properties officeooo:rsid="02d4a530"/>
    </style:style>
    <style:style style:name="T542" style:family="text">
      <style:text-properties officeooo:rsid="02d631fe"/>
    </style:style>
    <style:style style:name="T543" style:family="text">
      <style:text-properties officeooo:rsid="02d65b12"/>
    </style:style>
    <style:style style:name="T544" style:family="text">
      <style:text-properties officeooo:rsid="02dfd299"/>
    </style:style>
    <style:style style:name="T545" style:family="text">
      <style:text-properties style:font-name="Liberation Sans" fo:font-size="16.1000003814697pt" fo:font-weight="bold" officeooo:rsid="02e3af26" style:font-name-asian="Noto Sans CJK SC" style:font-size-asian="16.1000003814697pt" style:font-weight-asian="bold" style:font-name-complex="Lohit Devanagari" style:font-size-complex="16.1000003814697pt" style:font-weight-complex="bold"/>
    </style:style>
    <style:style style:name="T546" style:family="text">
      <style:text-properties officeooo:rsid="02e7d662"/>
    </style:style>
    <style:style style:name="T547" style:family="text">
      <style:text-properties fo:font-size="13pt" officeooo:rsid="01730a28" fo:background-color="transparent" loext:char-shading-value="0" style:font-size-asian="13pt" style:font-size-complex="13pt"/>
    </style:style>
    <style:style style:name="T548" style:family="text">
      <style:text-properties fo:font-size="13pt" officeooo:rsid="00238e52" fo:background-color="transparent" loext:char-shading-value="0" style:font-size-asian="13pt" style:font-size-complex="13pt"/>
    </style:style>
    <style:style style:name="T549" style:family="text">
      <style:text-properties fo:font-size="13pt" officeooo:rsid="01550866" fo:background-color="transparent" loext:char-shading-value="0" style:font-size-asian="13pt" style:font-size-complex="13pt"/>
    </style:style>
    <style:style style:name="T550" style:family="text">
      <style:text-properties fo:font-size="13pt" officeooo:rsid="01ff6eac" fo:background-color="transparent" loext:char-shading-value="0" style:font-size-asian="13pt" style:font-size-complex="13pt"/>
    </style:style>
    <style:style style:name="T551" style:family="text">
      <style:text-properties fo:font-size="13pt" officeooo:rsid="01a51daf" fo:background-color="transparent" loext:char-shading-value="0" style:font-size-asian="13pt" style:font-size-complex="13pt"/>
    </style:style>
    <style:style style:name="T552" style:family="text">
      <style:text-properties fo:font-size="13pt" officeooo:rsid="017445b7" fo:background-color="transparent" loext:char-shading-value="0" style:font-size-asian="13pt" style:font-size-complex="13pt"/>
    </style:style>
    <style:style style:name="T553" style:family="text">
      <style:text-properties fo:font-size="13pt" officeooo:rsid="0175eb5a" fo:background-color="transparent" loext:char-shading-value="0" style:font-size-asian="13pt" style:font-size-complex="13pt"/>
    </style:style>
    <style:style style:name="T554" style:family="text">
      <style:text-properties fo:font-size="13pt" officeooo:rsid="001de4d0" fo:background-color="transparent" loext:char-shading-value="0" style:font-size-asian="13pt" style:font-size-complex="13pt"/>
    </style:style>
    <style:style style:name="T555" style:family="text">
      <style:text-properties fo:font-size="13pt" officeooo:rsid="001fd672" fo:background-color="transparent" loext:char-shading-value="0" style:font-size-asian="13pt" style:font-size-complex="13pt"/>
    </style:style>
    <style:style style:name="T556" style:family="text">
      <style:text-properties fo:font-size="13pt" officeooo:rsid="02e7d662" fo:background-color="transparent" loext:char-shading-value="0" style:font-size-asian="13pt" style:font-size-complex="13pt"/>
    </style:style>
    <style:style style:name="T557" style:family="text">
      <style:text-properties fo:font-size="13pt" officeooo:rsid="00bd53c0" fo:background-color="transparent" loext:char-shading-value="0" style:font-size-asian="13pt" style:font-size-complex="13pt"/>
    </style:style>
    <style:style style:name="T558" style:family="text">
      <style:text-properties fo:font-size="13pt" officeooo:rsid="017a2844" fo:background-color="transparent" loext:char-shading-value="0" style:font-size-asian="13pt" style:font-size-complex="13pt"/>
    </style:style>
    <style:style style:name="T559" style:family="text">
      <style:text-properties fo:font-size="13pt" officeooo:rsid="01771c22" fo:background-color="transparent" loext:char-shading-value="0" style:font-size-asian="13pt" style:font-size-complex="13pt"/>
    </style:style>
    <style:style style:name="T560" style:family="text">
      <style:text-properties officeooo:rsid="02e8fa4d"/>
    </style:style>
    <style:style style:name="T561" style:family="text">
      <style:text-properties officeooo:rsid="02eaa9a7"/>
    </style:style>
    <style:style style:name="T562" style:family="text">
      <style:text-properties officeooo:rsid="02ec38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2">ARMOIRE DE CUISINE INTELLIGENTE<text:span text:style-name="T463"> INCLUANT UN BRAS ROBOTIQUE</text:span></text:h>
      <text:h text:style-name="P2" text:outline-level="3"><text:bookmark-start text:name="__RefHeading___Toc1857_3138935548"/><text:span text:style-name="T1">D</text:span>omaine de l'invention<text:bookmark-end text:name="__RefHeading___Toc1857_3138935548"/></text:h>
      <text:p text:style-name="P46"><text:span text:style-name="T547">La présente invention concerne u</text:span><text:span text:style-name="T548">n appareil</text:span><text:span text:style-name="T549"> </text:span><text:span text:style-name="T550">de stockage d'aliments </text:span><text:span text:style-name="T551">constitué d'une armoire de cuisine,</text:span><text:span text:style-name="T549"> un bras robotique</text:span><text:span text:style-name="T551">, un ordinateur et des contenants</text:span><text:span text:style-name="T552">.</text:span><text:span text:style-name="T553"> </text:span><text:span text:style-name="T554">Plus précisément, l'invention se rapporte à</text:span><text:span text:style-name="T555"> un</text:span><text:span text:style-name="T554"> </text:span><text:span text:style-name="T555">appareil incluant </text:span><text:span text:style-name="T554">une armoire de cuisine </text:span><text:span text:style-name="T555">ou autre structure de même nature dans lequel </text:span><text:span text:style-name="T556">sont</text:span><text:span text:style-name="T557"> stockés des ingrédients dans des contenants et dans lequel </text:span><text:span text:style-name="T555">est intégré un bras robotique</text:span><text:span text:style-name="T558">,</text:span><text:span text:style-name="T559"> contrôlé par un ordinateur</text:span><text:span text:style-name="T558">,</text:span></text:p>
      <text:p text:style-name="P47"><text:span text:style-name="T43">muni d'un</text:span><text:span text:style-name="T93"> </text:span><text:span text:style-name="T94">moyen de déplacement et d'un </text:span><text:span text:style-name="T93">moyen de préhension</text:span><text:span text:style-name="T92"> </text:span><text:span text:style-name="T95">pour</text:span><text:span text:style-name="T92"> manipuler </text:span><text:span text:style-name="T96">lesdits</text:span><text:span text:style-name="T92"> contenants</text:span><text:span text:style-name="T104">.</text:span></text:p>
      <text:p text:style-name="P4"/>
      <text:h text:style-name="P3" text:outline-level="3"><text:bookmark-start text:name="__RefHeading___Toc1859_3138935548"/>Description de l'art antérieur<text:bookmark-end text:name="__RefHeading___Toc1859_3138935548"/></text:h>
      <text:p text:style-name="P60"><text:span text:style-name="T69">Le domaine connexe le plus similaire possédant de l'art antérieur </text:span><text:span text:style-name="T70">est le domaine d</text:span><text:span text:style-name="T69">es réfrigérateurs intelligents</text:span><text:span text:style-name="T70">.</text:span><text:span text:style-name="T71"> </text:span><text:span text:style-name="T69">Les réfrigérateurs intelligents offrent </text:span><text:span text:style-name="T72">l'accès à un ordinateur généralement connecté à l'internet</text:span><text:span text:style-name="T73"> et à d</text:span><text:span text:style-name="T74">es </text:span><text:span text:style-name="T73">applications</text:span><text:span text:style-name="T72">.</text:span><text:span text:style-name="T75"> </text:span><text:span text:style-name="T76">La plupart utilise</text:span><text:span text:style-name="T105">nt</text:span><text:span text:style-name="T76"> des caméras afin de détect</text:span><text:span text:style-name="T237">er</text:span><text:span text:style-name="T76"> les aliments ce qui permet de maintenir un inventaire, commander des ingrédients manquants et </text:span><text:span text:style-name="T238">d'</text:span><text:span text:style-name="T77">avertir lorsqu'un aliment est pr</text:span><text:span text:style-name="T79">ès</text:span><text:span text:style-name="T77"> d'être périmé</text:span><text:span text:style-name="T76">. </text:span><text:span text:style-name="T80">Toutefois, l</text:span><text:span text:style-name="T75">es réfrigérateurs intelligents actuels comportent plusieurs inconvénient</text:span><text:span text:style-name="T78">s</text:span><text:span text:style-name="T69">:</text:span></text:p>
      <text:list xml:id="list2342085316" text:style-name="L1">
        <text:list-item>
          <text:p text:style-name="P69"><text:span text:style-name="T251">L</text:span><text:span text:style-name="T249">'inventaire </text:span><text:span text:style-name="T252">automatique </text:span><text:span text:style-name="T249">est </text:span><text:span text:style-name="T253">peu précis puisqu'il est géré </text:span><text:span text:style-name="T249">à travers des caméras</text:span><text:span text:style-name="T253"> </text:span><text:span text:style-name="T254">au lieu d'être géré en mesurant le poids des ingrédients</text:span><text:span text:style-name="T250">.</text:span></text:p>
        </text:list-item>
        <text:list-item>
          <text:p text:style-name="P61"><text:span text:style-name="T84">L</text:span><text:span text:style-name="T2">'inventaire automatique est impossible </text:span><text:span text:style-name="T85">par reconnaissance visuelle </text:span><text:span text:style-name="T2">pour de</text:span><text:span text:style-name="T86">s aliments en vrac</text:span><text:span text:style-name="T85">. Par exemple, il</text:span><text:span text:style-name="T2"> existe une très grande </text:span><text:span text:style-name="T87">variété</text:span><text:span text:style-name="T2"> d'ingrédient</text:span><text:span text:style-name="T88"> secs</text:span><text:span text:style-name="T2"> qui </text:span><text:span text:style-name="T89">ont l'apparence d'une</text:span><text:span text:style-name="T2"> poudre bl</text:span><text:span text:style-name="T85">a</text:span><text:span text:style-name="T2">nche</text:span><text:span text:style-name="T85">.</text:span></text:p>
        </text:list-item>
        <text:list-item>
          <text:p text:style-name="P63"><text:span text:style-name="T81">Les réfrigérateurs intelligents actuels n</text:span><text:span text:style-name="T2">'inclus pas de bras robotique</text:span><text:span text:style-name="T82"> qui offre la possibilité de faire plus de tâches dans la cuisine que </text:span><text:span text:style-name="T83">de simplement </text:span><text:span text:style-name="T82">maintenir un inventaire.</text:span></text:p>
        </text:list-item>
      </text:list>
      <text:h text:style-name="P3" text:outline-level="3"><text:bookmark-start text:name="__RefHeading___Toc1986_3138935548"/><text:soft-page-break/><text:span text:style-name="T255">Sommaire de l'invention</text:span> <text:s text:c="2"/><text:bookmark-end text:name="__RefHeading___Toc1986_3138935548"/></text:h>
      <text:p text:style-name="P9">On garde souvent en réserve des aliments dans le garde-manger. Toutefois, on a constaté qu'il est facile de gaspiller des aliments en les oubliant au fond de l'armoire. On s'est rendu compte que l'idéal serait d'automatiser le garde-manger.</text:p>
      <text:p text:style-name="P11">De plus, il arrive souvent qu'on se demande quoi faire pour souper. Un inventaire permet d'obtenir des suggestions de recettes avec des ingrédients qu<text:span text:style-name="T560">'on a</text:span>.</text:p>
      <text:p text:style-name="P19"><text:span text:style-name="T41">L'invention concerne </text:span><text:span text:style-name="T58">un appareil comportant </text:span><text:span text:style-name="T41">un</text:span><text:span text:style-name="T57">e armoire de cuisine ou autre structure de même nature</text:span><text:span text:style-name="T42"> </text:span><text:span text:style-name="T59">et</text:span><text:span text:style-name="T42"> un bras robotique</text:span><text:span text:style-name="T41"> </text:span><text:span text:style-name="T43">muni </text:span><text:span text:style-name="T44">d'un moyen de préhension</text:span><text:span text:style-name="T45"> </text:span><text:span text:style-name="T41">qui </text:span><text:span text:style-name="T46">sort</text:span><text:span text:style-name="T47">, pèse</text:span><text:span text:style-name="T46"> et range automatiquement les ingrédients</text:span><text:span text:style-name="T48"> stockés dans des contenants</text:span><text:span text:style-name="T49"> </text:span><text:span text:style-name="T48">comme des pots, des bouteilles, des </text:span><text:span text:style-name="T50">boîtes de </text:span><text:span text:style-name="T48">conserve ou autres objets de même nature</text:span><text:span text:style-name="T46">. De plus, ledit appareil </text:span><text:span text:style-name="T41">maintient un inventaire automatiquement en pesant </text:span><text:span text:style-name="T51">les</text:span><text:span text:style-name="T41"> contenant</text:span><text:span text:style-name="T51">s</text:span><text:span text:style-name="T41"> après chaque utilisation. L'ordinateur peut ainsi faire une liste d'épicerie avec les aliments qui commencent à manquer.</text:span><text:span text:style-name="T51"> Il peut aussi s</text:span><text:span text:style-name="T41">uggérer des recettes avec des aliments qui sont près d'être périmés.</text:span></text:p>
      <text:p text:style-name="P19"><text:span text:style-name="T11">Ledit bras robotique </text:span><text:span text:style-name="T12">a besoin de se déplacer pour </text:span><text:span text:style-name="T11">accéder aux contenants et aux outils</text:span><text:span text:style-name="T13"> à travers un mouvement vertical et/ou horizontal selon la géométrie de l'armoire</text:span><text:span text:style-name="T11">.</text:span></text:p>
      <text:p text:style-name="P19"><text:span text:style-name="T33">Selon un</text:span><text:span text:style-name="T34">e</text:span><text:span text:style-name="T33"> réalisation préférée, </text:span><text:span text:style-name="T35">le bras robotique </text:span><text:span text:style-name="T36">est fixé à un chariot sur un</text:span><text:span text:style-name="T37"> support</text:span><text:span text:style-name="T36"> transversal</text:span><text:span text:style-name="T38">. Le chariot se déplace latéralement</text:span><text:span text:style-name="T52"> sur ledit support transversale</text:span><text:span text:style-name="T60">. Ce dernier</text:span><text:span text:style-name="T53"> </text:span><text:span text:style-name="T38">est fixé </text:span><text:span text:style-name="T61">avec un</text:span><text:span text:style-name="T56"> moyen d</text:span><text:span text:style-name="T61">e</text:span><text:span text:style-name="T56"> déplacement vertical</text:span><text:span text:style-name="T38">. L</text:span><text:span text:style-name="T56">e moyen de déplacement vertical</text:span><text:span text:style-name="T38"> est composé d'un moteur, un moyen d'entraînement </text:span><text:span text:style-name="T39">(câble, chaîne, vis-sans-fin, etc) </text:span><text:span text:style-name="T38">et un moyen de contrôle de position</text:span><text:span text:style-name="T39"> (roulement linéaire</text:span><text:span text:style-name="T40">, </text:span><text:span text:style-name="T54">coussinet</text:span><text:span text:style-name="T39">, roue, </text:span><text:span text:style-name="T55">rail, </text:span><text:span text:style-name="T39">etc)</text:span><text:span text:style-name="T68">.</text:span></text:p>
      <text:p text:style-name="P12"><text:span text:style-name="T528">Selon une réalisation préférée de l'appareil de la présente invention, u</text:span><text:span text:style-name="T529">n </text:span><text:span text:style-name="T530">porte-câble</text:span><text:span text:style-name="T531"> de chaîne de traction est utilisé pour acheminer </text:span><text:span text:style-name="T532">les câbles du boîtier électrique d</text:span><text:span text:style-name="T533">udit </text:span><text:span text:style-name="T532">appareil jusqu'au mouvement vertical et</text:span><text:span text:style-name="T534">/ou horizontal</text:span><text:span text:style-name="T532"> </text:span><text:span text:style-name="T535">et au bras robotique</text:span><text:span text:style-name="T532">.</text:span></text:p>
      <text:p text:style-name="P13"><text:span text:style-name="T408">Il est probable que l'appareil de la présente invention nécessite un système de</text:span><text:span text:style-name="T409"> sécurité </text:span><text:span text:style-name="T451">afin d'être suffisamment sécuritaire</text:span><text:span text:style-name="T408">. Selon une réalisation préférée, ledit appareil inclut un moyen de détecter les portes et</text:span><text:span text:style-name="T410"> un moyen d'</text:span><text:span text:style-name="T408">empêche</text:span><text:span text:style-name="T411">r</text:span><text:span text:style-name="T408"> </text:span><text:span text:style-name="T409">ledit appareil de fonctionner lorsque les portes sont ouvertes.</text:span><text:span text:style-name="T412"> Par exemple, </text:span><text:span text:style-name="T413">si les portes de l'armoire sont conçus de manière à ce qu'une </text:span><text:soft-page-break/><text:span text:style-name="T413">seule porte puisse être ouverte en premier, </text:span><text:span text:style-name="T412">un aimant est inséré sur </text:span><text:span text:style-name="T413">cette porte</text:span><text:span text:style-name="T412"> </text:span><text:span text:style-name="T413">et</text:span><text:span text:style-name="T412"> un capteur magnétique est fixé à l'appareil.</text:span><text:span text:style-name="T413"> Lorsque la porte est fermé</text:span><text:span text:style-name="T464">e</text:span><text:span text:style-name="T413">, le capteur détecte l'aimant et l'appareil peut fonctionner. Lorsque la porte est ouverte, </text:span><text:span text:style-name="T414">le</text:span><text:span text:style-name="T413"> moyen d'empêcher ledit appareil de fonctionner </text:span><text:span text:style-name="T414">est enclenché. Ce moyen peut être un relais, un contacteur, un module de sécurité ou</text:span><text:span text:style-name="T536"> un</text:span><text:span text:style-name="T414"> autre</text:span><text:span text:style-name="T415"> système équivalent qui coupe l'alimentation </text:span><text:span text:style-name="T458">électrique </text:span><text:span text:style-name="T457">d'une partie ou de la totalité </text:span><text:span text:style-name="T415">de l'appareil.</text:span></text:p>
      <text:p text:style-name="P14"><text:span text:style-name="T409">Selon une autre réalisation préférée, ledit appareil inclut un moyen de verrouiller les </text:span><text:span text:style-name="T416">portes lorsque l'appareil est en fonction. Ce moyen peut être un solénoïde qui insère une tige dans la porte pour l'empêcher d'ouvrir mécaniquement. Ce moyen peut</text:span><text:span text:style-name="T418"> aussi</text:span><text:span text:style-name="T416"> être </text:span><text:span text:style-name="T417">n'importe quel</text:span><text:span text:style-name="T416"> des nombreux produits qui existe déjà sur le marché qui servent à verrouiller des portes.</text:span><text:span text:style-name="T419">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span text:style-name="T462"> Un moyen de désactivé l'alimentation électrique d'une partie ou de la totalité de l'appareil comme énoncé précédemment serait aussi utiliser dans ce cas pour éviter que l'appareil de ne se mette en fonction lorsque les portes sont déjà ouvertes.</text:span></text:p>
      <text:p text:style-name="P20"><text:span text:style-name="T14">Le bras robotique</text:span><text:span text:style-name="T15"> pourrait aller chercher les contenants ou des outils </text:span><text:span text:style-name="T16">à des positions prédéterminés pour chaque objet, mais idéalement, </text:span><text:span text:style-name="T17">selon une réalisation préférée, </text:span><text:span text:style-name="T16">l</text:span><text:span text:style-name="T4">e</text:span><text:span text:style-name="T5">dit</text:span><text:span text:style-name="T4"> bras robotique</text:span><text:span text:style-name="T6"> (5)</text:span><text:span text:style-name="T4"> est muni </text:span><text:span text:style-name="T62">d'</text:span><text:span text:style-name="T4">une caméra</text:span><text:span text:style-name="T7"> ou un lecteur de code</text:span><text:span text:style-name="T4"> afin de détecter les contenants.</text:span><text:span text:style-name="T8"> Les contenants peuvent être muni d'une étiquette, un code</text:span><text:span text:style-name="T9"> (code barre, code magnétique</text:span><text:span text:style-name="T10">, etc</text:span><text:span text:style-name="T9">)</text:span><text:span text:style-name="T8"> ou autre système similaire afin de simplifier l'identification.</text:span></text:p>
      <text:p text:style-name="P15"><text:span text:style-name="T268">L'avantage d'utilisé un bras robotique</text:span><text:span text:style-name="T269">,</text:span><text:span text:style-name="T268"> contrairement à d'autres systèmes comme un système de convoyeurs</text:span><text:span text:style-name="T269">,</text:span><text:span text:style-name="T268"> est qu'un bras robotique peut effectuer une multitude de tâches.</text:span><text:span text:style-name="T267"> </text:span><text:span text:style-name="T270">La tâche principale dudit bras robotique </text:span><text:span text:style-name="T271">dans le modèle de base </text:span><text:span text:style-name="T270">est de </text:span><text:span text:style-name="T271">sortir</text:span><text:span text:style-name="T272">, peser</text:span><text:span text:style-name="T271"> et ranger les </text:span><text:span text:style-name="T273">contenants</text:span><text:span text:style-name="T271">.</text:span><text:span text:style-name="T274"> Toutefois, en incorporant des outils</text:span><text:span text:style-name="T465"> ou d</text:span><text:span text:style-name="T468">'autres </text:span><text:span text:style-name="T466">appareils</text:span><text:span text:style-name="T274"> dans </text:span><text:span text:style-name="T467">l'</text:span><text:span text:style-name="T274">appareil de la présente invention, le bras robotique peut utiliser </text:span><text:span text:style-name="T275">c</text:span><text:span text:style-name="T274">es outils</text:span><text:span text:style-name="T469"> ou autres appareils</text:span><text:span text:style-name="T274"> dans le but d'accomplir de</text:span><text:span text:style-name="T479">s</text:span><text:span text:style-name="T274"> tâches dans la cuisine</text:span><text:span text:style-name="T276"> comme couper</text:span><text:span text:style-name="T277">, tremper,</text:span><text:span text:style-name="T278"> chauffer,</text:span><text:span text:style-name="T279"> égoutter, </text:span><text:span text:style-name="T422">ouvrir des </text:span><text:soft-page-break/><text:span text:style-name="T436">boîtes de </text:span><text:span text:style-name="T422">conserve, </text:span><text:span text:style-name="T279">pétrir, revenir,</text:span><text:span text:style-name="T277"> </text:span><text:span text:style-name="T279">proportionner, </text:span><text:span text:style-name="T277">verser, </text:span><text:span text:style-name="T280">battre, </text:span><text:span text:style-name="T277">étuver,</text:span><text:span text:style-name="T276"> </text:span><text:span text:style-name="T280">nettoyer, </text:span><text:span text:style-name="T509">réfrigérer, </text:span><text:span text:style-name="T276">fouetter</text:span><text:span text:style-name="T277">, cuire</text:span><text:span text:style-name="T281"> et bien d'autres.</text:span></text:p>
      <text:p text:style-name="P15"><text:span text:style-name="T480">Les outils peuvent être rang</text:span><text:span text:style-name="T561">és</text:span><text:span text:style-name="T480"> sur des crochets ou dans des compartiments.</text:span><text:span text:style-name="T508"> </text:span><text:span text:style-name="T481">Les</text:span><text:span text:style-name="T482">dits</text:span><text:span text:style-name="T481"> </text:span><text:span text:style-name="T483">autres </text:span><text:span text:style-name="T481">appareils sont déposés sur des tablettes</text:span><text:span text:style-name="T484"> ou fixé</text:span><text:span text:style-name="T537">s</text:span><text:span text:style-name="T484"> à l'armoire directement</text:span><text:span text:style-name="T485">.</text:span></text:p>
      <text:p text:style-name="P15"><text:span text:style-name="T282">De nombreuses opérations en cuisine nécessite</text:span><text:span text:style-name="T538">nt</text:span><text:span text:style-name="T282"> l'utilisation de deux mains.</text:span><text:span text:style-name="T283"> </text:span><text:span text:style-name="T284">Par exemple, pour ouvrir un contenant, une main doit tenir le contenant et une autre main doit tenir le couvercle.</text:span></text:p>
      <text:p text:style-name="P16"><text:span text:style-name="T285">Ainsi, </text:span><text:span text:style-name="T286">selon</text:span><text:span text:style-name="T285"> une réalisation préférée, ledit appareil inclut </text:span><text:span text:style-name="T287">un étau automatisé</text:span><text:span text:style-name="T288"> qui</text:span><text:span text:style-name="T287"> est utilisé pour tenir des contenants ou des objets.</text:span></text:p>
      <text:p text:style-name="P19"><text:span text:style-name="T26">Selon une autre réalisation préférée, </text:span><text:span text:style-name="T27">ledit appareil inclut un bras robotique </text:span><text:span text:style-name="T65">secondaire </text:span><text:span text:style-name="T28">comme outil </text:span><text:span text:style-name="T27">afin d'assister </text:span><text:span text:style-name="T29">le bras robotique </text:span><text:span text:style-name="T30">principal</text:span><text:span text:style-name="T29"> </text:span><text:span text:style-name="T27">dans les tâches de cuisine.</text:span><text:span text:style-name="T31"> Le bras robotique</text:span><text:span text:style-name="T66"> secondaire</text:span><text:span text:style-name="T31"> est fix</text:span><text:span text:style-name="T63">é</text:span><text:span text:style-name="T31"> sur </text:span><text:span text:style-name="T64">une</text:span><text:span text:style-name="T31"> surface de travail contrairement au bras </text:span><text:span text:style-name="T32">principal</text:span><text:span text:style-name="T31"> qui peut se déplacer dans l'ensemble de l'appareil pour aller chercher des contenants partout.</text:span></text:p>
      <text:p text:style-name="P19"><text:span text:style-name="T228">Ledit appareil</text:span><text:span text:style-name="T229"> doit</text:span><text:span text:style-name="T230"> inclu</text:span><text:span text:style-name="T229">re</text:span><text:span text:style-name="T230"> </text:span><text:span text:style-name="T231">au minimum </text:span><text:span text:style-name="T230">un capteur</text:span><text:span text:style-name="T232"> de pesage</text:span><text:span text:style-name="T230"> </text:span><text:span text:style-name="T233">pour</text:span><text:span text:style-name="T230"> peser les ingrédients. Selon une réalisation préférée, </text:span><text:span text:style-name="T234">un</text:span><text:span text:style-name="T230"> capteur se retrouve </text:span><text:span text:style-name="T234">dans</text:span><text:span text:style-name="T230"> une balance. Le bras robotique dépose </text:span><text:span text:style-name="T235">un</text:span><text:span text:style-name="T230"> contenant</text:span><text:span text:style-name="T236"> ou autre objet</text:span><text:span text:style-name="T230"> sur la balance pour déterminer </text:span><text:span text:style-name="T235">son</text:span><text:span text:style-name="T230"> poids.</text:span></text:p>
      <text:p text:style-name="P16"><text:span text:style-name="T289">Selon une autre réalisation préférée, </text:span><text:span text:style-name="T486">un</text:span><text:span text:style-name="T289"> capteur se retrouve directement sur le bras robotique</text:span><text:span text:style-name="T487"> </text:span><text:span text:style-name="T488">principal</text:span><text:span text:style-name="T289">. Le bras robotique connaît alors rapidement le poids de ce qu'il porte.</text:span></text:p>
      <text:p text:style-name="P16"><text:span text:style-name="T289">Selon une autre réalisation préférée, </text:span><text:span text:style-name="T489">un</text:span><text:span text:style-name="T289"> capteur se retrouve sur</text:span><text:span text:style-name="T490"> l'étau ou</text:span><text:span text:style-name="T289"> </text:span><text:span text:style-name="T491">la main </text:span><text:span text:style-name="T492">du bras robotique </text:span><text:span text:style-name="T493">secondaire</text:span><text:span text:style-name="T289">.</text:span><text:span text:style-name="T491"> Cela permet de mesurer le poid</text:span><text:span text:style-name="T494">s des ingrédients</text:span><text:span text:style-name="T491"> extrai</text:span><text:span text:style-name="T562">t</text:span><text:span text:style-name="T491"> des </text:span><text:span text:style-name="T494">contenants</text:span><text:span text:style-name="T491"> puisque l</text:span><text:span text:style-name="T495">'étau ou l</text:span><text:span text:style-name="T491">a main </text:span><text:span text:style-name="T496">du bras robotique </text:span><text:span text:style-name="T497">secondaire</text:span><text:span text:style-name="T491"> maintient le </text:span><text:span text:style-name="T494">contenant</text:span><text:span text:style-name="T491"> en place lors de l'extraction.</text:span></text:p>
      <text:p text:style-name="P16"><text:span text:style-name="T290">L</text:span><text:span text:style-name="T471">'</text:span><text:span text:style-name="T290">appareil </text:span><text:span text:style-name="T470">de la présente invention </text:span><text:span text:style-name="T290">possède un </text:span><text:span text:style-name="T291">ordinateur </text:span><text:span text:style-name="T290">pour contrôler</text:span><text:span text:style-name="T472"> le bras robotique et pouvoir communiquer avec l'utilisateur</text:span><text:span text:style-name="T290">. Ledit ordinateur </text:span><text:span text:style-name="T292">est aussi un serveur auquel un ou des clients peuvent se connecter pour</text:span><text:span text:style-name="T291"> communiquer </text:span><text:span text:style-name="T292">avec </text:span><text:span text:style-name="T291">l'appareil</text:span><text:span text:style-name="T290"> à travers un réseau.</text:span></text:p>
      <text:p text:style-name="P17"><text:soft-page-break/>Selon une réalisation préférée, un écran tactile<text:span text:style-name="T504"> ou un </text:span><text:span text:style-name="T510">simple </text:span><text:span text:style-name="T504">écran</text:span> est intégré dans l'appareil afin de pouvoir communiquer directement avec ledit ordinateur sans passer par l'intermédiaire d'un autre ordinateur.<text:span text:style-name="T477"> </text:span><text:span text:style-name="T505">Avec un écran tactile, l</text:span><text:span text:style-name="T478">'utilisateur peut utiliser des applications facilement.</text:span></text:p>
      <text:p text:style-name="P16"><text:span text:style-name="T293">De nombreuses recettes et de nombreuses transformations d'aliments requi</text:span><text:span text:style-name="T294">èr</text:span><text:span text:style-name="T293">e</text:span><text:span text:style-name="T294">nt</text:span><text:span text:style-name="T293"> </text:span><text:span text:style-name="T294">de l'eau potable et</text:span><text:span text:style-name="T295">/ou</text:span><text:span text:style-name="T294"> rejettent des eaux usées.</text:span></text:p>
      <text:p text:style-name="P21"><text:span text:style-name="T294">Selon une réalisation préférée, ledit </text:span><text:span text:style-name="T296">appareil inclu</text:span><text:span text:style-name="T473">t</text:span><text:span text:style-name="T296"> un</text:span><text:span text:style-name="T426"> évier.</text:span><text:span text:style-name="T427"> L'</text:span><text:span text:style-name="T296">entrée d'eau</text:span><text:span text:style-name="T297"> </text:span><text:span text:style-name="T427">est acheminé</text:span><text:span text:style-name="T540">e</text:span><text:span text:style-name="T427"> </text:span><text:span text:style-name="T431">comme </text:span><text:span text:style-name="T427">normalement</text:span><text:span text:style-name="T428"> </text:span><text:span text:style-name="T298">par la pression du système de plomberie à travers une valve</text:span><text:span text:style-name="T474"> contrôlé</text:span><text:span text:style-name="T539">e</text:span><text:span text:style-name="T474"> par un électro-aimant ou un autre type de valve</text:span><text:span text:style-name="T429">.</text:span><text:span text:style-name="T427"> </text:span><text:span text:style-name="T429">T</text:span><text:span text:style-name="T427">andis que la</text:span><text:span text:style-name="T297"> sortie d'eau</text:span><text:span text:style-name="T429"> peut être évacué</text:span><text:span text:style-name="T541">e</text:span><text:span text:style-name="T429"> par gravité </text:span><text:span text:style-name="T542">ou</text:span><text:span text:style-name="T298"> </text:span><text:span text:style-name="T543">à travers </text:span><text:span text:style-name="T298">une pompe. </text:span><text:span text:style-name="T430">Le</text:span><text:span text:style-name="T297"> </text:span><text:span text:style-name="T423">bassin</text:span><text:span text:style-name="T297"> </text:span><text:span text:style-name="T424">recueill</text:span><text:span text:style-name="T430">ant</text:span><text:span text:style-name="T424"> </text:span><text:span text:style-name="T299">temporairement</text:span><text:span text:style-name="T297"> l'eau usée</text:span><text:span text:style-name="T430"> possède une légère </text:span><text:span text:style-name="T425">inclinaison </text:span><text:span text:style-name="T430">vers le drain dans le but d'éviter de garder de l'eau stagnante dans le fond du bassin.</text:span><text:span text:style-name="T432"> Le</text:span><text:span text:style-name="T475">dit</text:span><text:span text:style-name="T432"> bassin est recouvert d'une plaque perforée </text:span><text:span text:style-name="T433">pour offrir une surface de travail supplémentaire et permettre à l'utilisateur de déposer des contenants sur cette surface. </text:span><text:span text:style-name="T432">Le bassin possède un rebord</text:span><text:span text:style-name="T434"> plus élevé que la plaque perforée</text:span><text:span text:style-name="T432"> dans le but d'éviter </text:span><text:span text:style-name="T434">que de l'eau ne ruisselle sur la plaque</text:span><text:span text:style-name="T435"> jusqu'</text:span><text:span text:style-name="T434">à l'extérieur de l'évier.</text:span></text:p>
      <text:p text:style-name="P10">Dans les dessins qui illustrent l'invention, </text:p>
      <text:p text:style-name="P19"><text:span text:style-name="T2">la FIGURE 1 est une vue </text:span><text:span text:style-name="T202">de face </text:span><text:span text:style-name="T203">d'une réalisation préfér</text:span><text:span text:style-name="T204">ée</text:span><text:span text:style-name="T203"> </text:span><text:span text:style-name="T202">de l'appareil</text:span><text:span text:style-name="T205">, </text:span><text:span text:style-name="T202">les portes fermées</text:span><text:span text:style-name="T2">, </text:span><text:span text:style-name="T239">comportant </text:span><text:span text:style-name="T206">un écran tactile (2),</text:span></text:p>
      <text:p text:style-name="P40"><text:span text:style-name="T207">la FIGURE </text:span><text:span text:style-name="T208">2</text:span><text:span text:style-name="T207"> est une </text:span><text:span text:style-name="T209">vue</text:span><text:span text:style-name="T202"> </text:span><text:span text:style-name="T203">d'une réalisation </text:span><text:span text:style-name="T210">préférée</text:span><text:span text:style-name="T203"> </text:span><text:span text:style-name="T202">de l'appareil</text:span><text:span text:style-name="T205">,</text:span><text:span text:style-name="T211"> les portes ouvertes, </text:span><text:span text:style-name="T240">comportant</text:span><text:span text:style-name="T212"> comme </text:span><text:span text:style-name="T213">exemple</text:span><text:span text:style-name="T211"> </text:span><text:span text:style-name="T214">certains</text:span><text:span text:style-name="T211"> outils</text:span><text:span text:style-name="T215"> et appareils</text:span><text:span text:style-name="T241"> tel</text:span><text:span text:style-name="T242">s</text:span><text:span text:style-name="T241"> qu'</text:span><text:span text:style-name="T216">u</text:span><text:span text:style-name="T217">n</text:span><text:span text:style-name="T211"> four (6), </text:span><text:span text:style-name="T217">un </text:span><text:span text:style-name="T218">bras mélangeur (7) et </text:span><text:span text:style-name="T217">une </text:span><text:span text:style-name="T211">spatule (</text:span><text:span text:style-name="T218">8</text:span><text:span text:style-name="T211">)</text:span><text:span text:style-name="T219"> et</text:span></text:p>
      <text:p text:style-name="P22"><text:span text:style-name="T220">la FIGURE 3 </text:span><text:span text:style-name="T207">est une </text:span><text:span text:style-name="T209">vue </text:span><text:span text:style-name="T202">de face </text:span><text:span text:style-name="T203">d'une </text:span><text:span text:style-name="T221">autre </text:span><text:span text:style-name="T203">réalisation </text:span><text:span text:style-name="T222">préférée</text:span><text:span text:style-name="T203"> </text:span><text:span text:style-name="T202">de l'appareil</text:span><text:span text:style-name="T220">, les portes ouvertes, comportant un évier (</text:span><text:span text:style-name="T223">20</text:span><text:span text:style-name="T220">)</text:span><text:span text:style-name="T224">, un four (6), et un lave vaisselle (</text:span><text:span text:style-name="T225">17</text:span><text:span text:style-name="T224">)</text:span><text:span text:style-name="T225">.</text:span></text:p>
      <text:h text:style-name="P43" text:outline-level="2"/>
      <text:h text:style-name="P45" text:outline-level="2">Un exemple de réalisation préfér<text:span text:style-name="T545">ée</text:span></text:h>
      <text:p text:style-name="P18">En se référant aux dessins,<text:span text:style-name="T498"> on verra que l'appareil est constitué d'une armoire de cuisine (1)</text:span><text:span text:style-name="T499">, un </text:span><text:span text:style-name="T500">boîtier électrique (21) comportant un </text:span><text:span text:style-name="T499">ordinateur (</text:span><text:span text:style-name="T500">non illustré</text:span><text:span text:style-name="T499">)</text:span><text:span text:style-name="T501">, de nombreux contenants (3)</text:span><text:span text:style-name="T502"> et un bras robotique (5).</text:span><text:span text:style-name="T503"> Un écran tactile</text:span><text:span text:style-name="T507"> (2)</text:span><text:span text:style-name="T503"> </text:span><text:span text:style-name="T506">est intégré dans une des portes de l'armoire de cuisine (1).</text:span></text:p>
      <text:p text:style-name="P23"><text:span text:style-name="T106">En se référant encore aux dessins plus particulièrement à la figure </text:span><text:span text:style-name="T107">2</text:span><text:span text:style-name="T108">, on verra que l'appareil comporte des outils</text:span><text:span text:style-name="T112"> sur les côtés de l'appareil</text:span><text:span text:style-name="T109">: </text:span><text:span text:style-name="T110">un bras mélangeur (7)</text:span><text:span text:style-name="T113"> et</text:span><text:span text:style-name="T111"> une spatule (8)</text:span><text:span text:style-name="T113">.</text:span><text:span text:style-name="T114"> Ces outils sont suspendus <text:s/>sur des crochets</text:span><text:span text:style-name="T117"> (non illustré)</text:span><text:span text:style-name="T114"> fixé</text:span><text:span text:style-name="T116">s</text:span><text:span text:style-name="T114"> aux parois latérale</text:span><text:span text:style-name="T115">s</text:span><text:span text:style-name="T116">.</text:span></text:p>
      <text:p text:style-name="P24"><text:span text:style-name="T106">En se référant encore aux dessins plus particulièrement à la figure </text:span><text:span text:style-name="T119">3</text:span><text:span text:style-name="T108">, </text:span><text:span text:style-name="T118">o</text:span><text:span text:style-name="T123">n verra que l'appareil comporte d</text:span><text:span text:style-name="T120">'autres appareils</text:span><text:span text:style-name="T125">: </text:span><text:span text:style-name="T121">un</text:span><text:span text:style-name="T122"> </text:span><text:span text:style-name="T164">mini</text:span><text:span text:style-name="T121"> four (6) et un </text:span><text:span text:style-name="T165">mini</text:span><text:span text:style-name="T121"> </text:span><text:span text:style-name="T127">lave-vaisselle</text:span><text:span text:style-name="T121"> (</text:span><text:span text:style-name="T124">17)</text:span><text:span text:style-name="T126"> qui sont déposé sur une des tablettes de l'armoire de cuisine (1).</text:span><text:span text:style-name="T200"> Sur la même tablette repose le boîtier électrique (</text:span><text:span text:style-name="T201">21</text:span><text:span text:style-name="T200">).</text:span></text:p>
      <text:p text:style-name="P25"><text:span text:style-name="T67">O</text:span><text:span text:style-name="T137">n verra aussi </text:span><text:span text:style-name="T138">que le bras robotique (5) est rattaché </text:span><text:span text:style-name="T139">au support transversale (</text:span><text:span text:style-name="T140">9</text:span><text:span text:style-name="T139">)</text:span><text:span text:style-name="T141"> à travers un chariot (non illustré) qui se déplace </text:span><text:span text:style-name="T142">latéralement sur ledit support transversale (9).</text:span><text:span text:style-name="T143"> Ce dernier est lui-même rattaché au moyen de déplacement vertical</text:span><text:span text:style-name="T144"> (22)</text:span><text:span text:style-name="T143">.</text:span><text:span text:style-name="T145"> </text:span><text:span text:style-name="T149">À l'intérieur de la partie supérieur</text:span><text:span text:style-name="T243">e</text:span><text:span text:style-name="T149"> de l'armoire (23), le</text:span><text:span text:style-name="T128"> moteur </text:span><text:span text:style-name="T146">dudit moyen de déplacement vertical</text:span><text:span text:style-name="T154"> (22)</text:span><text:span text:style-name="T129"> entraîne un arbre soutenu par des paliers</text:span><text:span text:style-name="T130">. Le</text:span><text:span text:style-name="T150">dit</text:span><text:span text:style-name="T130"> moteur entraîne l'arbre</text:span><text:span text:style-name="T131"> à travers</text:span><text:span text:style-name="T129"> </text:span><text:span text:style-name="T132">u</text:span><text:span text:style-name="T131">n réducteur de vitesse irréversible </text:span><text:span text:style-name="T133">dans le but d'éviter d'immobiliser la charge lorsque le moteur n'est pas en fonction</text:span><text:span text:style-name="T148"> </text:span><text:span text:style-name="T147">(non illustré)</text:span><text:span text:style-name="T133">.</text:span><text:span text:style-name="T134"> </text:span><text:span text:style-name="T155">U</text:span><text:span text:style-name="T134">ne poulie est fixé</text:span><text:span text:style-name="T244">e</text:span><text:span text:style-name="T134"> à l'arbre de chaque côté</text:span><text:span text:style-name="T135"> et entraîne </text:span><text:span text:style-name="T156">deux</text:span><text:span text:style-name="T135"> câble</text:span><text:span text:style-name="T156">s</text:span><text:span text:style-name="T135"> d'acier qui </text:span><text:span text:style-name="T157">sont</text:span><text:span text:style-name="T135"> fixé</text:span><text:span text:style-name="T157">s</text:span><text:span text:style-name="T135"> au support transversale</text:span><text:span text:style-name="T158"> (9)</text:span><text:span text:style-name="T135">. </text:span><text:span text:style-name="T151">À l'intérieur du moyen de déplacement vertical </text:span><text:span text:style-name="T152">(22)</text:span><text:span text:style-name="T153">, </text:span><text:span text:style-name="T159">d</text:span><text:span text:style-name="T136">es rails sont fixés de chaque côté dans lesquels des roulettes attaché</text:span><text:span text:style-name="T245">e</text:span><text:span text:style-name="T136">s au support transversale</text:span><text:span text:style-name="T160"> (9)</text:span><text:span text:style-name="T136"> roulent.</text:span></text:p>
      <text:p text:style-name="P33"><text:span text:style-name="T136">D</text:span><text:span text:style-name="T2">es portes-câbles</text:span><text:span text:style-name="T162"> (non illustrés)</text:span><text:span text:style-name="T2"> sont utilisé</text:span><text:span text:style-name="T163">s</text:span><text:span text:style-name="T2"> dans le support transversale (9) et dans le moyen de déplacement vertical (22) pour acheminer des câbles électrique du boîtier électrique (21) jusqu'au mouvement horizontal et au bras robotique (5)</text:span><text:span text:style-name="T161">.</text:span></text:p>
      <text:p text:style-name="P26"><text:soft-page-break/><text:span text:style-name="T172">E</text:span><text:span text:style-name="T106">n se référant </text:span><text:span text:style-name="T172">encore </text:span><text:span text:style-name="T106">aux dessins</text:span><text:span text:style-name="T166">, </text:span><text:span text:style-name="T167">o</text:span><text:span text:style-name="T173">n verra qu</text:span><text:span text:style-name="T168">'une pince (</text:span><text:span text:style-name="T169">10</text:span><text:span text:style-name="T168">)</text:span><text:span text:style-name="T170"> est rattaché</text:span><text:span text:style-name="T246">e</text:span><text:span text:style-name="T170"> à l'extrémité </text:span><text:span text:style-name="T171">du bras robotique (5) et une </text:span><text:span text:style-name="T174">caméra </text:span><text:span text:style-name="T175">(13) </text:span><text:span text:style-name="T174">est fixé</text:span><text:span text:style-name="T247">e</text:span><text:span text:style-name="T174"> à proximité de l'extrémité du bras robotique.</text:span></text:p>
      <text:p text:style-name="P27"><text:span text:style-name="T174">O</text:span><text:span text:style-name="T182">n verra aussi qu'un</text:span><text:span text:style-name="T178"> évier</text:span><text:span text:style-name="T185"> (20)</text:span><text:span text:style-name="T178"> est installé au</text:span><text:span text:style-name="T248">-</text:span><text:span text:style-name="T178">dessus </text:span><text:span text:style-name="T181">du mini four</text:span><text:span text:style-name="T179"> </text:span><text:span text:style-name="T180">(6)</text:span><text:span text:style-name="T181"> et du mini lave-vai</text:span><text:span text:style-name="T183">s</text:span><text:span text:style-name="T181">selle (17). </text:span><text:span text:style-name="T184">L'évier</text:span><text:span text:style-name="T186"> (20)</text:span><text:span text:style-name="T184"> est composé </text:span><text:span text:style-name="T186">d'un bassin (19)</text:span><text:span text:style-name="T192">, </text:span><text:span text:style-name="T187">un robinet (15)</text:span><text:span text:style-name="T193"> et possède un rebord (</text:span><text:span text:style-name="T194">18</text:span><text:span text:style-name="T193">)</text:span><text:span text:style-name="T188">.</text:span><text:span text:style-name="T189"> Une plaque perforée (16)</text:span><text:span text:style-name="T190"> est apposé sur le bassin (19)</text:span><text:span text:style-name="T191">.</text:span></text:p>
      <text:p text:style-name="P34"><text:span text:style-name="T195">Enfin, on</text:span><text:span text:style-name="T2"> verra qu'un étau</text:span><text:span text:style-name="T176"> automatisé</text:span><text:span text:style-name="T2"> (</text:span><text:span text:style-name="T177">11</text:span><text:span text:style-name="T2">)</text:span><text:span text:style-name="T177"> est installé </text:span><text:span text:style-name="T198">sur un capteur de pesage (</text:span><text:span text:style-name="T199">12</text:span><text:span text:style-name="T198">)</text:span><text:span text:style-name="T199"> qui lui-même est installé</text:span><text:span text:style-name="T198"> </text:span><text:span text:style-name="T177">sur </text:span><text:span text:style-name="T196">la plaque perforée</text:span><text:span text:style-name="T197"> (16).</text:span></text:p>
      <text:p text:style-name="P5"/>
      <text:p text:style-name="P7"/>
      <text:p text:style-name="P8"/>
      <text:p text:style-name="P6"/>
      <text:p text:style-name="P41">Les réalisations de l’invention, au sujet desquelles un droit exclusif de propriété ou de privilège est revendiqué, sont définies comme suit<text:span text:style-name="T300"> : </text:span></text:p>
      <text:p text:style-name="P42"/>
      <text:p text:style-name="P48"><text:span text:style-name="T301">1) U</text:span><text:span text:style-name="T266">n appareil</text:span><text:span text:style-name="T267"> </text:span><text:span text:style-name="T302">de stockage d'aliments </text:span><text:span text:style-name="T301">constitué d'une armoire de cuisine ou autre structure de même nature,</text:span><text:span text:style-name="T267"> un bras robotique</text:span><text:span text:style-name="T301">, un ordinateur et des contenants</text:span><text:span text:style-name="T303">, lequel bras robotique</text:span><text:span text:style-name="T387"> est muni d'un</text:span><text:span text:style-name="T420"> </text:span><text:span text:style-name="T438">moyen de déplacement et d'un </text:span><text:span text:style-name="T420">moyen de préhension</text:span><text:span text:style-name="T303"> </text:span><text:span text:style-name="T439">pour</text:span><text:span text:style-name="T303"> manipuler </text:span><text:span text:style-name="T397">lesdits</text:span><text:span text:style-name="T303"> contenants, lequel ordinateur interagit avec l'utilisateur et contrôle le</text:span><text:span text:style-name="T388">dit</text:span><text:span text:style-name="T303"> bras robotique</text:span><text:span text:style-name="T388">, </text:span><text:span text:style-name="T303">le</text:span><text:span text:style-name="T388">s</text:span><text:span text:style-name="T303">quel</text:span><text:span text:style-name="T388">s</text:span><text:span text:style-name="T303"> </text:span><text:span text:style-name="T389">contenants </text:span><text:span text:style-name="T390">servent à</text:span><text:span text:style-name="T303"> stock</text:span><text:span text:style-name="T390">er</text:span><text:span text:style-name="T303"> des aliments</text:span><text:span text:style-name="T396">.</text:span></text:p>
      <text:p text:style-name="P48"/>
      <text:p text:style-name="P28"><text:span text:style-name="T343">2</text:span><text:span text:style-name="T311">) Un appareil selon la revendication</text:span><text:span text:style-name="T344"> 1,</text:span><text:span text:style-name="T311"> </text:span><text:span text:style-name="T319">caractérisé en ce que l</text:span><text:span text:style-name="T320">edit </text:span><text:span text:style-name="T321">appareil</text:span><text:span text:style-name="T320"> de la présente invention</text:span><text:span text:style-name="T319"> </text:span><text:span text:style-name="T345">comporte</text:span><text:span text:style-name="T321"> </text:span><text:span text:style-name="T311">un </text:span><text:span text:style-name="T322">moyen de peser les ingrédients</text:span><text:span text:style-name="T326">.</text:span></text:p>
      <text:p text:style-name="P48"/>
      <text:p text:style-name="P30"><text:span text:style-name="T352">3</text:span><text:span text:style-name="T309">)</text:span><text:span text:style-name="T310"> <text:s/></text:span><text:span text:style-name="T311">Un appareil selon la revendication </text:span><text:span text:style-name="T353">2</text:span><text:span text:style-name="T312">, </text:span><text:span text:style-name="T319">caractérisé en ce que </text:span><text:span text:style-name="T323">le moyen de peser les ingrédients est constitué d'une balance</text:span><text:span text:style-name="T324"> possédant un moyen de communication avec ledit ordinateur et</text:span><text:span text:style-name="T323"> sur laquelle ledit bras robotique dépose </text:span><text:span text:style-name="T324">lesdits contenants.</text:span></text:p>
      <text:p text:style-name="P35"/>
      <text:p text:style-name="P30"><text:span text:style-name="T352">4</text:span><text:span text:style-name="T309">)</text:span><text:span text:style-name="T310"> <text:s/></text:span><text:span text:style-name="T311">Un appareil se</text:span><text:span text:style-name="T256">lon la revendication </text:span><text:span text:style-name="T265">2</text:span><text:span text:style-name="T257">, </text:span><text:span text:style-name="T258">caractérisé en ce que </text:span><text:span text:style-name="T259">le moyen de peser les ingrédients est constitué d'u</text:span><text:span text:style-name="T257">n capteur</text:span><text:span text:style-name="T260"> de pesage</text:span><text:span text:style-name="T257"> </text:span><text:span text:style-name="T261">installé</text:span><text:span text:style-name="T262"> directement sur le bras robotique </text:span><text:span text:style-name="T263">principal</text:span><text:span text:style-name="T264">.</text:span></text:p>
      <text:p text:style-name="P36"/>
      <text:p text:style-name="P29"><text:span text:style-name="T352">5</text:span><text:span text:style-name="T309">)</text:span><text:span text:style-name="T310"> <text:s/></text:span><text:span text:style-name="T311">Un appareil selon la revendication </text:span><text:span text:style-name="T353">2</text:span><text:span text:style-name="T312">, </text:span><text:span text:style-name="T319">caractérisé en ce que </text:span><text:span text:style-name="T323">le moyen de peser les ingrédients est constitué d'u</text:span><text:span text:style-name="T312">n capteur</text:span><text:span text:style-name="T325"> de pesage</text:span><text:span text:style-name="T312"> </text:span><text:span text:style-name="T327">installé</text:span><text:span text:style-name="T313"> sur </text:span><text:span text:style-name="T342">un</text:span><text:span text:style-name="T329"> </text:span><text:span text:style-name="T328">étau ou sur </text:span><text:span text:style-name="T342">un</text:span><text:span text:style-name="T328"> bras robotique secondaire</text:span><text:span text:style-name="T313">.</text:span></text:p>
      <text:p text:style-name="P37"/>
      <text:p text:style-name="P64"><text:span text:style-name="T513">6</text:span>)<text:span text:style-name="T304"> Un appareil</text:span><text:span text:style-name="T332"> </text:span><text:span text:style-name="T365">selon </text:span><text:span text:style-name="T366">l'une quelconque des revendications</text:span><text:span text:style-name="T377"> 1 à 5</text:span><text:span text:style-name="T304">, </text:span><text:span text:style-name="T391">caractérisé en ce que </text:span><text:span text:style-name="T305">le bras robotique possède </text:span><text:span text:style-name="T392">un moyen d'identifier les</text:span><text:span text:style-name="T398">dits</text:span><text:span text:style-name="T392"> contenants </text:span><text:span text:style-name="T512">et/</text:span><text:span text:style-name="T392">ou des outils</text:span><text:span text:style-name="T393">.</text:span></text:p>
      <text:p text:style-name="P65"/>
      <text:p text:style-name="P49"><text:soft-page-break/><text:span text:style-name="T514">7</text:span><text:span text:style-name="T393">) Un appareil selon la revendication </text:span><text:span text:style-name="T517">6</text:span><text:span text:style-name="T393">, caractérisé en ce que le moyen </text:span><text:span text:style-name="T394">d'identification des contenants ou des outils </text:span><text:span text:style-name="T395">comporte une caméra intégré</text:span><text:span text:style-name="T544">e</text:span><text:span text:style-name="T395"> à la main dudit bras robotique</text:span><text:span text:style-name="T399"> permettant d'identifier visuellement lesdits contenants </text:span><text:span text:style-name="T515">et/</text:span><text:span text:style-name="T399">ou des outils </text:span><text:span text:style-name="T516">en lisant des étiquettes,</text:span><text:span text:style-name="T399"> des codes</text:span><text:span text:style-name="T400">-barres ou </text:span><text:span text:style-name="T421">d'</text:span><text:span text:style-name="T400">autres identifiants de même nature</text:span><text:span text:style-name="T399">.</text:span></text:p>
      <text:p text:style-name="P67"/>
      <text:p text:style-name="P67"><text:span text:style-name="T357">8</text:span><text:span text:style-name="T313">) Un appareil selon la revendication </text:span><text:span text:style-name="T357">6</text:span><text:span text:style-name="T313">, caractérisé en ce que le moyen </text:span><text:span text:style-name="T354">d'identification des contenants </text:span><text:span text:style-name="T358">et/</text:span><text:span text:style-name="T354">ou des outils </text:span><text:span text:style-name="T355">comporte un</text:span><text:span text:style-name="T356"> lecteur de code</text:span><text:span text:style-name="T355"> intégré à la main dudit bras robotique</text:span><text:span text:style-name="T356"> permettant de lire les codes apposés sur lesdits contenants </text:span><text:span text:style-name="T359">et/</text:span><text:span text:style-name="T356">ou des outils.</text:span></text:p>
      <text:p text:style-name="P50"/>
      <text:p text:style-name="P51"><text:span text:style-name="T518">9</text:span><text:span text:style-name="T437">) </text:span><text:span text:style-name="T420">Un appareil </text:span><text:span text:style-name="T365">selon </text:span><text:span text:style-name="T366">l'une quelconque des revendications</text:span><text:span text:style-name="T377"> 1 à </text:span><text:span text:style-name="T378">8</text:span><text:span text:style-name="T420">, </text:span><text:span text:style-name="T452">c</text:span><text:span text:style-name="T391">aractérisé en ce que </text:span><text:span text:style-name="T440">le moyen </text:span><text:span text:style-name="T442">de déplacement comporte un</text:span><text:span text:style-name="T441"> moyen d'effectuer un mouvement vertical</text:span><text:span text:style-name="T442"> composé d'un moteur, un moyen d'entraînement</text:span><text:span text:style-name="T519"> et</text:span><text:span text:style-name="T442"> un moyen de contrôle de position</text:span><text:span text:style-name="T476">.</text:span></text:p>
      <text:p text:style-name="P52"/>
      <text:p text:style-name="P53"><text:span text:style-name="T520">10</text:span><text:span text:style-name="T444">) </text:span><text:span text:style-name="T420">Un appareil selon la revendication </text:span><text:span text:style-name="T226">9</text:span><text:span text:style-name="T420">, </text:span><text:span text:style-name="T391">caractérisé en ce que </text:span><text:span text:style-name="T440">le moyen </text:span><text:span text:style-name="T445">d'entraînement du moyen d'effectuer un mouvement vertical est composé d'un câble, d'une chaîne ou d'une vis-sans-fin</text:span><text:span text:style-name="T448">.</text:span></text:p>
      <text:p text:style-name="P53"/>
      <text:p text:style-name="P53"><text:span text:style-name="T520">11</text:span><text:span text:style-name="T445">)</text:span><text:span text:style-name="T444"> </text:span><text:span text:style-name="T420">Un appareil selon la revendication </text:span><text:span text:style-name="T226">9</text:span><text:span text:style-name="T420">, </text:span><text:span text:style-name="T391">caractérisé en ce que </text:span><text:span text:style-name="T440">le moyen de </text:span><text:span text:style-name="T445">contrôle de position du moyen d'effectuer un mouvement vertical est composé </text:span><text:span text:style-name="T449">de</text:span><text:span text:style-name="T447"> rails et </text:span><text:span text:style-name="T445">d</text:span><text:span text:style-name="T446">e roues</text:span><text:span text:style-name="T447">, </text:span><text:span text:style-name="T446">roulements </text:span><text:span text:style-name="T447">linéaires ou coussinets</text:span><text:span text:style-name="T450">.</text:span></text:p>
      <text:p text:style-name="P53"/>
      <text:p text:style-name="P54"><text:span text:style-name="T521">12</text:span><text:span text:style-name="T437">) </text:span><text:span text:style-name="T420">Un appareil </text:span><text:span text:style-name="T365">selon </text:span><text:span text:style-name="T366">l'une quelconque des revendications</text:span><text:span text:style-name="T377"> 1 à </text:span><text:span text:style-name="T379">11</text:span><text:span text:style-name="T420">, </text:span><text:span text:style-name="T391">caractérisé en ce que </text:span><text:span text:style-name="T440">le moyen de déplacement du</text:span><text:span text:style-name="T441">dit bras robotique comporte un support transversal</text:span><text:span text:style-name="T443"> et</text:span><text:span text:style-name="T441"> un chariot</text:span><text:span text:style-name="T443">, lequel chariot se déplace latéralement sur ledit support transversal.</text:span></text:p>
      <text:p text:style-name="P52"/>
      <text:p text:style-name="P55"><text:span text:style-name="T522">13</text:span><text:span text:style-name="T452">) </text:span><text:span text:style-name="T420">Un appareil </text:span><text:span text:style-name="T365">selon </text:span><text:span text:style-name="T366">l'une quelconque des revendications</text:span><text:span text:style-name="T377"> 1 à </text:span><text:span text:style-name="T379">1</text:span><text:span text:style-name="T380">2</text:span><text:span text:style-name="T420">,</text:span><text:span text:style-name="T453"> </text:span><text:span text:style-name="T452">c</text:span><text:span text:style-name="T391">aractérisé en ce que</text:span><text:span text:style-name="T454"> ledit appareil de la présente invention comporte un système de sécurité</text:span><text:span text:style-name="T455"> pour </text:span><text:span text:style-name="T459">empêcher</text:span><text:span text:style-name="T455"> </text:span><text:span text:style-name="T456">une partie ou la totalité de l'appareil </text:span><text:span text:style-name="T459">de fonctionner lorsqu'au moins une porte est </text:span><text:span text:style-name="T460">ouverte.</text:span></text:p>
      <text:p text:style-name="P56"/>
      <text:p text:style-name="P57"><text:soft-page-break/><text:span text:style-name="T523">14</text:span><text:span text:style-name="T452">) </text:span><text:span text:style-name="T420">Un appareil selon la revendication</text:span><text:span text:style-name="T524"> 13</text:span><text:span text:style-name="T420">,</text:span><text:span text:style-name="T453"> </text:span><text:span text:style-name="T452">c</text:span><text:span text:style-name="T391">aractérisé en ce que</text:span><text:span text:style-name="T454"> ledit système de sécurité</text:span><text:span text:style-name="T455"> </text:span><text:span text:style-name="T525">comporte un moyen de </text:span><text:span text:style-name="T461">verrouiller les portes lorsque l'appareil est en fonction</text:span><text:span text:style-name="T526">.</text:span></text:p>
      <text:p text:style-name="P66"/>
      <text:p text:style-name="P58"><text:span text:style-name="T527">1</text:span><text:span text:style-name="T407">5</text:span><text:span text:style-name="T306">) </text:span><text:span text:style-name="T304">Un appareil </text:span><text:span text:style-name="T365">selon </text:span><text:span text:style-name="T366">l'une quelconque des revendications</text:span><text:span text:style-name="T381"> 1 à 14, </text:span><text:span text:style-name="T401">caractérisé en ce que l</text:span><text:span text:style-name="T403">edit </text:span><text:span text:style-name="T402">appareil</text:span><text:span text:style-name="T403"> de la présente invention</text:span><text:span text:style-name="T401"> </text:span><text:span text:style-name="T511">comporte</text:span><text:span text:style-name="T402"> un</text:span><text:span text:style-name="T307"> </text:span><text:span text:style-name="T404">ou </text:span><text:span text:style-name="T307">des outils</text:span><text:span text:style-name="T406"> ou appareils</text:span><text:span text:style-name="T405"> de cuisine</text:span><text:span text:style-name="T307"> permettant d'accomplir des tâ</text:span><text:span text:style-name="T308">ches dans la cuisine</text:span><text:span text:style-name="T316">.</text:span></text:p>
      <text:p text:style-name="P71"/>
      <text:p text:style-name="P62"><text:span text:style-name="T361">1</text:span><text:span text:style-name="T318">6</text:span><text:span text:style-name="T317">)</text:span><text:span text:style-name="T18"> Un appareil selon la revendication </text:span><text:span text:style-name="T227">1</text:span><text:span text:style-name="T25">5</text:span><text:span text:style-name="T18">, </text:span><text:span text:style-name="T19">caractérisé en ce </text:span><text:span text:style-name="T21">que </text:span><text:span text:style-name="T20">lesdits appareils de cuisine comporte un four</text:span><text:span text:style-name="T3"> permett</text:span><text:span text:style-name="T23">a</text:span><text:span text:style-name="T3">nt au</text:span><text:span text:style-name="T21">dit</text:span><text:span text:style-name="T3"> bras robotique de</text:span><text:span text:style-name="T21"> déposer des contenants allant au </text:span><text:span text:style-name="T22">four</text:span><text:span text:style-name="T21"> dans ledit four</text:span><text:span text:style-name="T24"> afin de</text:span><text:span text:style-name="T3"> cuire certains aliments.</text:span></text:p>
      <text:p text:style-name="P38"/>
      <text:p text:style-name="P31"><text:span text:style-name="T314">1</text:span><text:span text:style-name="T362">7</text:span><text:span text:style-name="T314">) Un appareil </text:span><text:span text:style-name="T365">selon </text:span><text:span text:style-name="T366">l'une quelconque des revendications</text:span><text:span text:style-name="T382"> 1 à 16, </text:span><text:span text:style-name="T319">caractérisé en ce que l</text:span><text:span text:style-name="T320">edit </text:span><text:span text:style-name="T321">appareil</text:span><text:span text:style-name="T320"> de la présente invention</text:span><text:span text:style-name="T319"> </text:span><text:span text:style-name="T351">comporte</text:span><text:span text:style-name="T314"> une entrée d'eau potable</text:span><text:span text:style-name="T330">,</text:span><text:span text:style-name="T314"> une sortie d'eau usée et un </text:span><text:span text:style-name="T364">bassin</text:span><text:span text:style-name="T314"> pour </text:span><text:span text:style-name="T315">recueillir</text:span><text:span text:style-name="T314"> temporairement l'eau usée.</text:span></text:p>
      <text:p text:style-name="P39"/>
      <text:p text:style-name="P68"><text:span text:style-name="T362">18</text:span><text:span text:style-name="T346">) Un appareil </text:span><text:span text:style-name="T365">selon </text:span><text:span text:style-name="T366">l'une quelconque des revendications</text:span><text:span text:style-name="T383"> 1 à 17, </text:span><text:span text:style-name="T319">caractérisé en ce que l</text:span><text:span text:style-name="T320">edit </text:span><text:span text:style-name="T321">appareil</text:span><text:span text:style-name="T320"> de la présente invention</text:span><text:span text:style-name="T319"> </text:span><text:span text:style-name="T347">comporte</text:span><text:span text:style-name="T321"> </text:span><text:span text:style-name="T346">un étau</text:span><text:span text:style-name="T348"> </text:span><text:span text:style-name="T346">automatisé qui est utilisé pour tenir des contenants ou d</text:span><text:span text:style-name="T349">'autres</text:span><text:span text:style-name="T346"> </text:span><text:span text:style-name="T350">objets.</text:span></text:p>
      <text:p text:style-name="P72"/>
      <text:p text:style-name="P31"><text:span text:style-name="T362">19</text:span><text:span text:style-name="T311">) Un appareil </text:span><text:span text:style-name="T365">selon </text:span><text:span text:style-name="T366">l'une quelconque des revendications</text:span><text:span text:style-name="T383"> 1 à 18, </text:span><text:span text:style-name="T319">caractérisé en ce que l</text:span><text:span text:style-name="T320">edit </text:span><text:span text:style-name="T321">appareil</text:span><text:span text:style-name="T320"> de la présente invention</text:span><text:span text:style-name="T319"> </text:span><text:span text:style-name="T347">comporte</text:span><text:span text:style-name="T321"> </text:span><text:span text:style-name="T311">un deuxième bras robotique </text:span><text:span text:style-name="T323">secondaire</text:span><text:span text:style-name="T360"> fixé sur une surface de travail dans l'appareil</text:span><text:span text:style-name="T311"> pour assister dans les tâches de la cuisine.</text:span></text:p>
      <text:p text:style-name="P39"/>
      <text:p text:style-name="P59"><text:span text:style-name="T363">20</text:span><text:span text:style-name="T331">)</text:span><text:span text:style-name="T332"> Un appareil </text:span><text:span text:style-name="T365">selon </text:span><text:span text:style-name="T366">l'une quelconque des revendications</text:span><text:span text:style-name="T384"> 1 à 19, </text:span><text:span text:style-name="T333">caractérisé en ce que </text:span><text:span text:style-name="T334">le </text:span><text:span text:style-name="T332">moyen </text:span><text:span text:style-name="T335">de préhension </text:span><text:span text:style-name="T336">comporte un</text:span><text:span text:style-name="T337">e</text:span><text:span text:style-name="T336"> pince </text:span><text:span text:style-name="T340">contrôlée par ledit bras robotique et </text:span><text:span text:style-name="T336">rattaché</text:span><text:span text:style-name="T341">e</text:span><text:span text:style-name="T336"> </text:span><text:span text:style-name="T339">à l'extrémité du</text:span><text:span text:style-name="T338">d</text:span><text:span text:style-name="T336">it bras robotique.</text:span></text:p>
      <text:p text:style-name="P70"/>
      <text:p text:style-name="P32"><text:soft-page-break/><text:span text:style-name="T386">21</text:span><text:span text:style-name="T365">) Un appareil selon </text:span><text:span text:style-name="T366">l'une quelconque des revendications</text:span><text:span text:style-name="T385"> 1 à </text:span><text:span text:style-name="T386">20</text:span><text:span text:style-name="T385">, </text:span><text:span text:style-name="T367">caractérisé en ce que l</text:span><text:span text:style-name="T368">edit </text:span><text:span text:style-name="T369">appareil</text:span><text:span text:style-name="T368"> de la présente invention</text:span><text:span text:style-name="T365"> </text:span><text:span text:style-name="T370">comporte</text:span><text:span text:style-name="T365"> un écran tactile</text:span><text:span text:style-name="T371"> ou</text:span><text:span text:style-name="T372"> un simple écran </text:span><text:span text:style-name="T365">afin de</text:span><text:span text:style-name="T373"> permettre à l'utilisateur de</text:span><text:span text:style-name="T365"> communiquer directement avec l</text:span><text:span text:style-name="T374">edit </text:span><text:span text:style-name="T365">ordinateur</text:span><text:span text:style-name="T375"> sans passer par un autre ordinateur</text:span><text:span text:style-name="T37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4-01T10:15:05.741333262</dc:date>
    <meta:editing-duration>PT22H2M21S</meta:editing-duration>
    <meta:editing-cycles>685</meta:editing-cycles>
    <meta:document-statistic meta:table-count="0" meta:image-count="0" meta:object-count="0" meta:page-count="11" meta:paragraph-count="67" meta:word-count="2748" meta:character-count="17714" meta:non-whitespace-character-count="15027"/>
  </office:meta>
</office:document-meta>
</file>